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000000010E1A9A15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Tahoma1" svg:font-family="Tahoma, Lucidasans, 'Lucida Sans', 'Arial Unicode MS'"/>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Berylium1" svg:font-family="Berylium" style:font-adornments="Félkövér" style:font-pitch="variable"/>
    <style:font-face style:name="Berylium" svg:font-family="Berylium" style:font-adornments="Félkövér dőlt" style:font-pitch="variable"/>
    <style:font-face style:name="FreeSerif3" svg:font-family="FreeSerif" style:font-pitch="variable"/>
    <style:font-face style:name="FreeSerif" svg:font-family="FreeSerif" style:font-adornments="Dőlt" style:font-pitch="variable"/>
    <style:font-face style:name="FreeSerif4" svg:font-family="FreeSerif" style:font-adornments="Félkövér" style:font-pitch="variable"/>
    <style:font-face style:name="FreeSerif1" svg:font-family="FreeSerif" style:font-adornments="Félkövér dőlt" style:font-pitch="variable"/>
    <style:font-face style:name="FreeSerif2"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Sans L" svg:font-family="'Nimbus Sans L'" style:font-pitch="variable"/>
    <style:font-face style:name="Sans Serif" svg:font-family="'Sans Serif'" style:font-pitch="variable"/>
    <style:font-face style:name="Tahoma" svg:font-family="Tahoma, Lucidasans, 'Lucida Sans', 'Arial Unicode MS'" style:font-pitch="variable"/>
    <style:font-face style:name="Thryomanes" svg:font-family="Thryomanes" style:font-adornments="Félkövér" style:font-pitch="variable"/>
    <style:font-face style:name="release" svg:font-family="release" style:font-adornments="Normál" style:font-pitch="variable"/>
    <style:font-face style:name="FreeSerif6" svg:font-family="FreeSerif" style:font-family-generic="roman" style:font-pitch="variable"/>
    <style:font-face style:name="FreeSerif5" svg:font-family="FreeSerif" style:font-adornments="Dőlt" style:font-family-generic="roman" style:font-pitch="variable"/>
    <style:font-face style:name="Nimbus Roman No9 L" svg:font-family="'Nimbus Roman No9 L'" style:font-family-generic="roman" style:font-pitch="variable"/>
    <style:font-face style:name="Times" svg:font-family="Times" style:font-adornments="Félkövér"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Dőlt" style:font-family-generic="swiss" style:font-pitch="variable"/>
  </office:font-face-decls>
  <office:automatic-styles>
    <style:style style:name="Táblázat4" style:family="table">
      <style:table-properties style:width="4.11cm" fo:margin-top="0.499cm" fo:margin-bottom="0.499cm" table:align="center" style:may-break-between-rows="false"/>
    </style:style>
    <style:style style:name="Táblázat4.A" style:family="table-column">
      <style:table-column-properties style:column-width="4.11cm"/>
    </style:style>
    <style:style style:name="Táblázat4.A1" style:family="table-cell">
      <style:table-cell-properties style:vertical-align="middle" fo:background-color="transparent" fo:padding="0.097cm" fo:border="0.002cm solid #000000">
        <style:background-image/>
      </style:table-cell-properties>
    </style:style>
    <style:style style:name="Táblázat4.A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10" style:family="table">
      <style:table-properties style:width="6.16cm" fo:margin-top="0.499cm" fo:margin-bottom="0.499cm" table:align="center"/>
    </style:style>
    <style:style style:name="Táblázat10.A" style:family="table-column">
      <style:table-column-properties style:column-width="3.057cm"/>
    </style:style>
    <style:style style:name="Táblázat10.B" style:family="table-column">
      <style:table-column-properties style:column-width="3.103cm"/>
    </style:style>
    <style:style style:name="Táblázat10.A1" style:family="table-cell">
      <style:table-cell-properties fo:background-color="#e6e6e6" fo:padding="0cm" fo:border-left="0.002cm solid #000000" fo:border-right="none" fo:border-top="0.002cm solid #000000" fo:border-bottom="0.002cm solid #000000">
        <style:background-image/>
      </style:table-cell-properties>
    </style:style>
    <style:style style:name="Táblázat10.B1" style:family="table-cell">
      <style:table-cell-properties fo:background-color="#e6e6e6" fo:padding="0cm" fo:border="0.002cm solid #000000">
        <style:background-image/>
      </style:table-cell-properties>
    </style:style>
    <style:style style:name="Táblázat10.A2" style:family="table-cell">
      <style:table-cell-properties fo:background-color="transparent" fo:padding="0cm" fo:border-left="0.002cm solid #000000" fo:border-right="none" fo:border-top="none" fo:border-bottom="0.002cm solid #000000">
        <style:background-image/>
      </style:table-cell-properties>
    </style:style>
    <style:style style:name="Táblázat10.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áblázat10.A14" style:family="table-cell">
      <style:table-cell-properties fo:background-color="transparent" fo:padding="0.097cm" fo:border="none">
        <style:background-image/>
      </style:table-cell-properties>
    </style:style>
    <style:style style:name="Táblázat3" style:family="table">
      <style:table-properties style:width="16.722cm" table:align="margins"/>
    </style:style>
    <style:style style:name="Táblázat3.A" style:family="table-column">
      <style:table-column-properties style:column-width="3.297cm" style:rel-column-width="12920*"/>
    </style:style>
    <style:style style:name="Táblázat3.B" style:family="table-column">
      <style:table-column-properties style:column-width="3.537cm" style:rel-column-width="13860*"/>
    </style:style>
    <style:style style:name="Táblázat3.C" style:family="table-column">
      <style:table-column-properties style:column-width="9.888cm" style:rel-column-width="38755*"/>
    </style:style>
    <style:style style:name="Táblázat3.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3.C1" style:family="table-cell">
      <style:table-cell-properties style:vertical-align="middle" fo:background-color="#cccccc" fo:padding="0.097cm" fo:border="0.002cm solid #000000">
        <style:background-image/>
      </style:table-cell-properties>
    </style:style>
    <style:style style:name="Táblázat3.A2" style:family="table-cell">
      <style:table-cell-properties style:vertical-align="middle" fo:padding="0.097cm" fo:border-left="0.002cm solid #000000" fo:border-right="none" fo:border-top="none" fo:border-bottom="0.002cm solid #000000"/>
    </style:style>
    <style:style style:name="Táblázat3.C2" style:family="table-cell">
      <style:table-cell-properties style:vertical-align="middle" fo:padding="0.097cm" fo:border-left="0.002cm solid #000000" fo:border-right="0.002cm solid #000000" fo:border-top="none" fo:border-bottom="0.002cm solid #000000"/>
    </style:style>
    <style:style style:name="Táblázat3.B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3.C3"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3.B9"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3.C9"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3.A14" style:family="table-cell">
      <style:table-cell-properties style:vertical-align="middle" fo:background-color="#ff6633" fo:padding="0.097cm" fo:border-left="0.002cm solid #000000" fo:border-right="none" fo:border-top="none" fo:border-bottom="0.002cm solid #000000">
        <style:background-image/>
      </style:table-cell-properties>
    </style:style>
    <style:style style:name="Táblázat3.C14" style:family="table-cell">
      <style:table-cell-properties style:vertical-align="middle" fo:background-color="#ff6633" fo:padding="0.097cm" fo:border-left="0.002cm solid #000000" fo:border-right="0.002cm solid #000000" fo:border-top="none" fo:border-bottom="0.002cm solid #000000">
        <style:background-image/>
      </style:table-cell-properties>
    </style:style>
    <style:style style:name="Táblázat5" style:family="table">
      <style:table-properties style:width="5.362cm" table:align="left"/>
    </style:style>
    <style:style style:name="Táblázat5.A" style:family="table-column">
      <style:table-column-properties style:column-width="3.463cm"/>
    </style:style>
    <style:style style:name="Táblázat5.B" style:family="table-column">
      <style:table-column-properties style:column-width="1.9cm"/>
    </style:style>
    <style:style style:name="Táblázat5.A1" style:family="table-cell">
      <style:table-cell-properties fo:background-color="#e6e6e6" fo:padding="0.097cm" fo:border="0.002cm solid #000000">
        <style:background-image/>
      </style:table-cell-properties>
    </style:style>
    <style:style style:name="Táblázat5.A2" style:family="table-cell">
      <style:table-cell-properties fo:padding="0.097cm" fo:border-left="0.002cm solid #000000" fo:border-right="none" fo:border-top="none" fo:border-bottom="0.002cm solid #000000"/>
    </style:style>
    <style:style style:name="Táblázat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áblázat5.A3" style:family="table-cell">
      <style:table-cell-properties fo:background-color="transparent" fo:padding="0.097cm" fo:border-left="0.002cm solid #000000" fo:border-right="none" fo:border-top="none" fo:border-bottom="0.002cm solid #000000">
        <style:background-image/>
      </style:table-cell-properties>
    </style:style>
    <style:style style:name="Táblázat1" style:family="table">
      <style:table-properties style:width="10.869cm" style:rel-width="65%" table:align="center"/>
    </style:style>
    <style:style style:name="Táblázat1.A" style:family="table-column">
      <style:table-column-properties style:column-width="10.869cm" style:rel-column-width="6362*"/>
    </style:style>
    <style:style style:name="Táblázat1.A1" style:family="table-cell">
      <style:table-cell-properties fo:padding-left="0.101cm" fo:padding-right="0.101cm" fo:padding-top="0cm" fo:padding-bottom="0.101cm" fo:border="0.002cm solid #000000"/>
    </style:style>
    <style:style style:name="Táblázat2" style:family="table">
      <style:table-properties style:width="7.142cm" table:align="left"/>
    </style:style>
    <style:style style:name="Táblázat2.A" style:family="table-column">
      <style:table-column-properties style:column-width="1.785cm"/>
    </style:style>
    <style:style style:name="Táblázat2.D" style:family="table-column">
      <style:table-column-properties style:column-width="1.787cm"/>
    </style:style>
    <style:style style:name="Táblázat2.A1" style:family="table-cell">
      <style:table-cell-properties fo:background-color="#999999" fo:padding="0.097cm" fo:border="0.002cm solid #000000">
        <style:background-image/>
      </style:table-cell-properties>
    </style:style>
    <style:style style:name="Táblázat2.A2" style:family="table-cell">
      <style:table-cell-properties fo:background-color="#e6e6e6" fo:padding="0.097cm" fo:border-left="0.002cm solid #000000" fo:border-right="none" fo:border-top="none" fo:border-bottom="0.002cm solid #000000">
        <style:background-image/>
      </style:table-cell-properties>
    </style:style>
    <style:style style:name="Táblázat2.D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áblázat2.A3" style:family="table-cell">
      <style:table-cell-properties fo:background-color="transparent" fo:padding="0.097cm" fo:border-left="0.002cm solid #000000" fo:border-right="none" fo:border-top="none" fo:border-bottom="0.002cm solid #000000">
        <style:background-image/>
      </style:table-cell-properties>
    </style:style>
    <style:style style:name="Táblázat2.D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áblázat2.A7" style:family="table-cell">
      <style:table-cell-properties fo:padding="0.097cm" fo:border-left="0.002cm solid #000000" fo:border-right="none" fo:border-top="none" fo:border-bottom="0.002cm solid #000000"/>
    </style:style>
    <style:style style:name="Táblázat2.C7" style:family="table-cell">
      <style:table-cell-properties fo:background-color="#b3b3b3" fo:padding="0.097cm" fo:border-left="0.002cm solid #000000" fo:border-right="none" fo:border-top="none" fo:border-bottom="0.002cm solid #000000">
        <style:background-image/>
      </style:table-cell-properties>
    </style:style>
    <style:style style:name="Táblázat2.D7"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ábla6" style:family="table">
      <style:table-properties style:width="9.197cm" style:rel-width="55%" table:align="center"/>
    </style:style>
    <style:style style:name="Tábla6.A" style:family="table-column">
      <style:table-column-properties style:column-width="9.197cm" style:rel-column-width="5120*"/>
    </style:style>
    <style:style style:name="Tábla6.A1" style:family="table-cell">
      <style:table-cell-properties fo:padding="0.097cm" fo:border="0.002cm solid #000000"/>
    </style:style>
    <style:style style:name="Táblázat6" style:family="table">
      <style:table-properties style:width="12.541cm" style:rel-width="75%" table:align="center"/>
    </style:style>
    <style:style style:name="Táblázat6.A" style:family="table-column">
      <style:table-column-properties style:column-width="12.541cm" style:rel-column-width="7016*"/>
    </style:style>
    <style:style style:name="Táblázat6.A1" style:family="table-cell">
      <style:table-cell-properties fo:padding="0.097cm" fo:border="0.002cm solid #000000"/>
    </style:style>
    <style:style style:name="P1" style:family="paragraph" style:parent-style-name="Header">
      <style:text-properties style:font-name="Nimbus Sans L"/>
    </style:style>
    <style:style style:name="P2" style:family="paragraph" style:parent-style-name="Footer">
      <style:paragraph-properties fo:text-align="center" style:justify-single-word="false"/>
    </style:style>
    <style:style style:name="P3" style:family="paragraph" style:parent-style-name="Standard">
      <style:text-properties style:use-window-font-color="true" fo:font-weight="bold" style:font-weight-asian="bold" style:font-weight-complex="bold"/>
    </style:style>
    <style:style style:name="P4" style:family="paragraph" style:parent-style-name="Standard">
      <style:text-properties fo:font-size="6pt" style:font-size-asian="6pt" style:font-size-complex="6pt"/>
    </style:style>
    <style:style style:name="P5" style:family="paragraph" style:parent-style-name="Text_20_body">
      <style:paragraph-properties fo:background-color="transparent">
        <style:background-image/>
      </style:paragraph-properties>
    </style:style>
    <style:style style:name="P6" style:family="paragraph" style:parent-style-name="Text_20_body">
      <style:paragraph-properties fo:background-color="transparent">
        <style:background-image/>
      </style:paragraph-properties>
      <style:text-properties style:use-window-font-color="true" fo:font-weight="bold" style:font-weight-asian="bold" style:font-weight-complex="bold"/>
    </style:style>
    <style:style style:name="P7" style:family="paragraph" style:parent-style-name="Text_20_body">
      <style:paragraph-properties fo:background-color="transparent">
        <style:tab-stops>
          <style:tab-stop style:position="2.164cm"/>
        </style:tab-stops>
        <style:background-image/>
      </style:paragraph-properties>
      <style:text-properties fo:background-color="transparent"/>
    </style:style>
    <style:style style:name="P8" style:family="paragraph" style:parent-style-name="Text_20_body">
      <style:paragraph-properties fo:text-align="center" style:justify-single-word="false" fo:background-color="transparent">
        <style:background-image/>
      </style:paragraph-properties>
      <style:text-properties fo:font-weight="bold" style:font-weight-asian="bold" style:font-weight-complex="bold"/>
    </style:style>
    <style:style style:name="P9" style:family="paragraph" style:parent-style-name="Text_20_body">
      <style:paragraph-properties fo:background-color="transparent">
        <style:tab-stops>
          <style:tab-stop style:position="1.468cm"/>
        </style:tab-stops>
        <style:background-image/>
      </style:paragraph-properties>
    </style:style>
    <style:style style:name="P10" style:family="paragraph" style:parent-style-name="Text_20_body">
      <style:paragraph-properties fo:background-color="transparent">
        <style:tab-stops>
          <style:tab-stop style:position="1.443cm"/>
        </style:tab-stops>
        <style:background-image/>
      </style:paragraph-properties>
    </style:style>
    <style:style style:name="P11" style:family="paragraph" style:parent-style-name="Text_20_body">
      <style:paragraph-properties fo:background-color="transparent">
        <style:tab-stops>
          <style:tab-stop style:position="1.588cm"/>
        </style:tab-stops>
        <style:background-image/>
      </style:paragraph-properties>
    </style:style>
    <style:style style:name="P12" style:family="paragraph" style:parent-style-name="Text_20_body">
      <style:paragraph-properties fo:background-color="transparent">
        <style:tab-stops>
          <style:tab-stop style:position="2.164cm"/>
        </style:tab-stops>
        <style:background-image/>
      </style:paragraph-properties>
    </style:style>
    <style:style style:name="P13" style:family="paragraph" style:parent-style-name="Text_20_body">
      <style:paragraph-properties fo:background-color="transparent">
        <style:tab-stops>
          <style:tab-stop style:position="1.49cm"/>
        </style:tab-stops>
        <style:background-image/>
      </style:paragraph-properties>
    </style:style>
    <style:style style:name="P14" style:family="paragraph" style:parent-style-name="_5b_RPG_5d__20_Táblázattartalom_20_-_20_saját_20_-_20_1">
      <style:paragraph-properties fo:background-color="transparent">
        <style:background-image/>
      </style:paragraph-properties>
      <style:text-properties fo:background-color="transparent"/>
    </style:style>
    <style:style style:name="P15" style:family="paragraph" style:parent-style-name="Text_20_body">
      <style:paragraph-properties fo:margin-left="0cm" fo:margin-right="0cm" fo:text-indent="0.199cm" style:auto-text-indent="false"/>
    </style:style>
    <style:style style:name="P16" style:family="paragraph" style:parent-style-name="Text_20_body">
      <style:paragraph-properties fo:margin-left="0cm" fo:margin-right="0cm" fo:text-indent="0.199cm" style:auto-text-indent="false"/>
      <style:text-properties fo:font-size="9pt" style:text-underline-style="solid" style:text-underline-width="auto" style:text-underline-color="font-color" fo:font-weight="bold" style:font-size-asian="9pt" style:font-weight-asian="bold" style:font-size-complex="9pt" style:font-weight-complex="bold"/>
    </style:style>
    <style:style style:name="P17" style:family="paragraph" style:parent-style-name="Text_20_body">
      <style:paragraph-properties fo:margin-left="0cm" fo:margin-right="0cm" fo:text-indent="0.199cm" style:auto-text-indent="false"/>
      <style:text-properties fo:font-weight="normal" style:font-weight-asian="normal" style:font-weight-complex="normal"/>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fo:font-weight="bold" style:font-weight-asian="bold" style:font-weight-complex="bold"/>
    </style:style>
    <style:style style:name="P20" style:family="paragraph" style:parent-style-name="Text_20_body">
      <style:paragraph-properties fo:text-align="center" style:justify-single-word="false"/>
    </style:style>
    <style:style style:name="P21" style:family="paragraph" style:parent-style-name="Text_20_body">
      <style:text-properties fo:font-size="9pt" style:font-size-asian="9pt" style:font-size-complex="9pt"/>
    </style:style>
    <style:style style:name="P22" style:family="paragraph" style:parent-style-name="Text_20_body">
      <style:paragraph-properties fo:text-align="center" style:justify-single-word="false"/>
      <style:text-properties fo:font-size="9pt" style:font-size-asian="9pt" style:font-size-complex="9pt"/>
    </style:style>
    <style:style style:name="P23" style:family="paragraph" style:parent-style-name="Text_20_body">
      <style:paragraph-properties fo:text-align="center" style:justify-single-word="false"/>
      <style:text-properties fo:font-size="9pt" fo:font-style="normal" style:font-size-asian="9pt" style:font-style-asian="normal" style:font-size-complex="9pt" style:font-style-complex="normal"/>
    </style:style>
    <style:style style:name="P24" style:family="paragraph" style:parent-style-name="Text_20_body">
      <style:text-properties style:text-underline-style="none"/>
    </style:style>
    <style:style style:name="P25" style:family="paragraph" style:parent-style-name="Text_20_body">
      <style:text-properties style:text-underline-style="none" fo:font-weight="normal" style:font-weight-asian="normal" style:font-weight-complex="normal"/>
    </style:style>
    <style:style style:name="P26" style:family="paragraph" style:parent-style-name="Text_20_body">
      <style:text-properties style:text-underline-style="solid" style:text-underline-width="auto" style:text-underline-color="font-color"/>
    </style:style>
    <style:style style:name="P27" style:family="paragraph" style:parent-style-name="Text_20_body">
      <style:text-properties style:text-underline-style="solid" style:text-underline-width="auto" style:text-underline-color="font-color" fo:font-weight="bold" style:font-weight-asian="bold" style:font-weight-complex="bold"/>
    </style:style>
    <style:style style:name="P28" style:family="paragraph" style:parent-style-name="Text_20_body">
      <style:text-properties fo:font-size="8pt" style:font-size-asian="8pt" style:font-size-complex="8pt"/>
    </style:style>
    <style:style style:name="P29" style:family="paragraph" style:parent-style-name="Text_20_body">
      <style:text-properties style:text-line-through-style="none"/>
    </style:style>
    <style:style style:name="P30" style:family="paragraph" style:parent-style-name="Text_20_body">
      <style:text-properties fo:font-size="6pt" style:font-size-asian="6pt" style:font-size-complex="6pt"/>
    </style:style>
    <style:style style:name="P31" style:family="paragraph" style:parent-style-name="Text_20_body">
      <style:text-properties fo:background-color="#ff0000"/>
    </style:style>
    <style:style style:name="P32" style:family="paragraph" style:parent-style-name="Text_20_body">
      <style:text-properties fo:background-color="transparent"/>
    </style:style>
    <style:style style:name="P33" style:family="paragraph" style:parent-style-name="Text_20_body">
      <style:text-properties style:font-name="FreeSerif5" style:text-underline-style="none" fo:font-weight="normal" style:font-name-asian="FreeSerif5" style:font-weight-asian="normal" style:font-name-complex="FreeSerif5" style:font-weight-complex="normal"/>
    </style:style>
    <style:style style:name="P34" style:family="paragraph" style:parent-style-name="Text_20_body">
      <style:paragraph-properties fo:text-align="center" style:justify-single-word="false"/>
      <style:text-properties style:font-name="FreeSerif5" style:text-underline-style="none" fo:font-weight="normal" style:font-name-asian="FreeSerif5" style:font-weight-asian="normal" style:font-name-complex="FreeSerif5" style:font-weight-complex="normal"/>
    </style:style>
    <style:style style:name="P35" style:family="paragraph" style:parent-style-name="Text_20_body">
      <style:text-properties fo:background-color="#ffcc99"/>
    </style:style>
    <style:style style:name="P36" style:family="paragraph" style:parent-style-name="Text_20_body">
      <style:paragraph-properties fo:break-before="page"/>
    </style:style>
    <style:style style:name="P37" style:family="paragraph" style:parent-style-name="Text_20_body">
      <style:paragraph-properties fo:background-color="#ff0000">
        <style:background-image/>
      </style:paragraph-properties>
    </style:style>
    <style:style style:name="P38" style:family="paragraph" style:parent-style-name="Text_20_body">
      <style:paragraph-properties fo:margin-left="0cm" fo:margin-right="0cm" fo:text-indent="0cm" style:auto-text-indent="false"/>
    </style:style>
    <style:style style:name="P39" style:family="paragraph" style:parent-style-name="Text_20_body">
      <style:paragraph-properties fo:margin-left="0cm" fo:margin-right="0cm" fo:text-align="center" style:justify-single-word="false" fo:text-indent="0cm" style:auto-text-indent="false"/>
      <style:text-properties style:font-name="FreeSerif5" fo:font-size="9pt" style:text-underline-style="none" fo:font-weight="bold" style:font-name-asian="FreeSerif5" style:font-size-asian="9pt" style:font-weight-asian="bold" style:font-name-complex="FreeSerif5" style:font-size-complex="9pt" style:font-weight-complex="bold"/>
    </style:style>
    <style:style style:name="P40" style:family="paragraph" style:parent-style-name="Text_20_body">
      <style:paragraph-properties fo:margin-left="0cm" fo:margin-right="0cm" fo:text-align="start" style:justify-single-word="false" fo:text-indent="0cm" style:auto-text-indent="false"/>
      <style:text-properties fo:color="#ffffff"/>
    </style:style>
    <style:style style:name="P41" style:family="paragraph" style:parent-style-name="Text_20_body">
      <style:paragraph-properties fo:margin-left="0cm" fo:margin-right="0cm" fo:text-indent="0cm" style:auto-text-indent="false"/>
      <style:text-properties fo:font-size="6pt" style:font-size-asian="6pt" style:font-size-complex="6pt"/>
    </style:style>
    <style:style style:name="P42" style:family="paragraph" style:parent-style-name="Text_20_body">
      <style:paragraph-properties fo:margin-left="0cm" fo:margin-right="0cm" fo:text-indent="0cm" style:auto-text-indent="false" fo:background-color="transparent">
        <style:background-image/>
      </style:paragraph-properties>
    </style:style>
    <style:style style:name="P43" style:family="paragraph" style:parent-style-name="Text_20_body">
      <style:paragraph-properties fo:margin-left="0cm" fo:margin-right="0cm" fo:margin-top="0cm" fo:margin-bottom="0.169cm" fo:text-indent="0cm" style:auto-text-indent="false"/>
      <style:text-properties style:text-line-through-style="none" fo:font-size="14pt" fo:font-weight="bold" style:font-size-asian="14pt" style:font-weight-asian="bold" style:font-size-complex="14pt" style:font-weight-complex="bold"/>
    </style:style>
    <style:style style:name="P44" style:family="paragraph" style:parent-style-name="Text_20_body">
      <style:paragraph-properties fo:margin-left="0cm" fo:margin-right="0cm" fo:margin-top="0cm" fo:margin-bottom="0cm" fo:text-align="start" style:justify-single-word="false" fo:text-indent="0cm" style:auto-text-indent="false"/>
      <style:text-properties style:use-window-font-color="true" fo:font-size="8pt" style:font-size-asian="8pt" style:font-size-complex="8pt"/>
    </style:style>
    <style:style style:name="P45" style:family="paragraph" style:parent-style-name="Text_20_body">
      <style:paragraph-properties fo:margin-left="0cm" fo:margin-right="0cm" fo:margin-top="0cm" fo:margin-bottom="0cm" fo:text-align="start" style:justify-single-word="false" fo:text-indent="0cm" style:auto-text-indent="false"/>
      <style:text-properties fo:font-size="8pt" style:font-size-asian="8pt" style:font-size-complex="8pt"/>
    </style:style>
    <style:style style:name="P46" style:family="paragraph" style:parent-style-name="Text_20_body">
      <style:paragraph-properties fo:margin-left="0cm" fo:margin-right="0cm" fo:margin-top="0cm" fo:margin-bottom="0cm" fo:text-align="start" style:justify-single-word="false" fo:text-indent="0cm" style:auto-text-indent="false"/>
      <style:text-properties fo:color="#ffffff" style:font-name="Arial" fo:font-size="8pt" fo:font-style="normal" fo:font-weight="normal" style:font-size-asian="8pt" style:font-style-asian="normal" style:font-weight-asian="normal" style:font-size-complex="8pt" style:font-style-complex="normal" style:font-weight-complex="normal"/>
    </style:style>
    <style:style style:name="P47" style:family="paragraph" style:parent-style-name="Text_20_body">
      <style:paragraph-properties fo:margin-left="0cm" fo:margin-right="0cm" fo:margin-top="0cm" fo:margin-bottom="0cm" fo:text-align="start" style:justify-single-word="false" fo:text-indent="0cm" style:auto-text-indent="false"/>
      <style:text-properties fo:color="#ffffff" style:font-name="Arial" fo:font-size="8pt" fo:font-style="normal" fo:font-weight="bold" style:font-size-asian="8pt" style:font-style-asian="normal" style:font-weight-asian="bold" style:font-size-complex="8pt" style:font-style-complex="normal" style:font-weight-complex="bold"/>
    </style:style>
    <style:style style:name="P48" style:family="paragraph" style:parent-style-name="Text_20_body">
      <style:paragraph-properties fo:margin-left="0cm" fo:margin-right="0cm" fo:text-indent="0cm" style:auto-text-indent="false" fo:break-before="column"/>
    </style:style>
    <style:style style:name="P49" style:family="paragraph" style:parent-style-name="_5b_RPG_5d__20_Táblázattartalom_20_1">
      <style:text-properties fo:font-size="10pt" style:font-size-asian="10pt" style:font-size-complex="10pt"/>
    </style:style>
    <style:style style:name="P50" style:family="paragraph" style:parent-style-name="_5b_RPG_5d__20_Táblázattartalom_20_1">
      <style:text-properties fo:font-size="9pt" fo:font-weight="bold" style:font-size-asian="9pt" style:font-weight-asian="bold" style:font-size-complex="9pt" style:font-weight-complex="bold"/>
    </style:style>
    <style:style style:name="P51" style:family="paragraph" style:parent-style-name="_5b_RPG_5d__20_Táblázattartalom_20_1">
      <style:text-properties fo:font-size="9pt" style:font-size-asian="9pt" style:font-size-complex="9pt"/>
    </style:style>
    <style:style style:name="P52" style:family="paragraph" style:parent-style-name="_5b_RPG_5d__20_Táblázattartalom_20_1">
      <style:paragraph-properties fo:text-align="start" style:justify-single-word="false"/>
      <style:text-properties fo:font-size="8pt" style:font-size-asian="8pt" style:font-size-complex="8pt"/>
    </style:style>
    <style:style style:name="P53" style:family="paragraph" style:parent-style-name="Text_20_body">
      <style:paragraph-properties fo:break-before="column"/>
    </style:style>
    <style:style style:name="P54" style:family="paragraph" style:parent-style-name="Text_20_body">
      <style:paragraph-properties fo:break-before="column"/>
      <style:text-properties style:text-line-through-style="none"/>
    </style:style>
    <style:style style:name="P55" style:family="paragraph" style:parent-style-name="Standard">
      <style:paragraph-properties fo:margin-left="0cm" fo:margin-right="0cm" fo:text-indent="0.101cm" style:auto-text-indent="false"/>
    </style:style>
    <style:style style:name="P56" style:family="paragraph" style:parent-style-name="Standard">
      <style:paragraph-properties fo:margin-left="0cm" fo:margin-right="0cm" fo:text-indent="0.101cm" style:auto-text-indent="false"/>
      <style:text-properties style:font-name="Mufferaw1" fo:font-size="6pt" style:font-size-asian="6pt" style:font-size-complex="6pt"/>
    </style:style>
    <style:style style:name="P57" style:family="paragraph" style:parent-style-name="Text_20_body">
      <style:paragraph-properties fo:margin-top="0cm" fo:margin-bottom="0.169cm"/>
    </style:style>
    <style:style style:name="P58" style:family="paragraph" style:parent-style-name="Text_20_body">
      <style:paragraph-properties fo:margin-top="0cm" fo:margin-bottom="0.169cm"/>
      <style:text-properties fo:font-weight="bold" style:font-weight-asian="bold" style:font-weight-complex="bold"/>
    </style:style>
    <style:style style:name="P59" style:family="paragraph" style:parent-style-name="Table_20_Contents">
      <style:paragraph-properties fo:text-align="center" style:justify-single-word="false"/>
    </style:style>
    <style:style style:name="P60" style:family="paragraph" style:parent-style-name="Table_20_Contents">
      <style:text-properties fo:background-color="transparent"/>
    </style:style>
    <style:style style:name="P61" style:family="paragraph" style:parent-style-name="Table_20_Contents">
      <style:paragraph-properties fo:text-align="center" style:justify-single-word="false"/>
      <style:text-properties fo:background-color="transparent"/>
    </style:style>
    <style:style style:name="P62" style:family="paragraph" style:parent-style-name="Table_20_Contents">
      <style:paragraph-properties fo:text-align="center" style:justify-single-word="false"/>
      <style:text-properties fo:font-weight="bold" style:font-weight-asian="bold" style:font-weight-complex="bold"/>
    </style:style>
    <style:style style:name="P63" style:family="paragraph" style:parent-style-name="Table_20_Contents">
      <style:paragraph-properties fo:text-align="center" style:justify-single-word="false"/>
      <style:text-properties fo:background-color="#ffffcc"/>
    </style:style>
    <style:style style:name="P64" style:family="paragraph" style:parent-style-name="Text_20_body">
      <style:paragraph-properties fo:margin-top="0cm" fo:margin-bottom="0cm" fo:text-align="center" style:justify-single-word="false"/>
      <style:text-properties fo:font-size="9pt" style:font-size-asian="9pt" style:font-size-complex="9pt"/>
    </style:style>
    <style:style style:name="P65" style:family="paragraph" style:parent-style-name="Text_20_body">
      <style:paragraph-properties fo:margin-top="0cm" fo:margin-bottom="0cm" fo:text-align="center" style:justify-single-word="false"/>
      <style:text-properties style:font-name="Arial" fo:font-size="8pt" fo:font-style="normal" style:font-size-asian="8pt" style:font-style-asian="normal" style:font-size-complex="8pt" style:font-style-complex="normal"/>
    </style:style>
    <style:style style:name="P66" style:family="paragraph" style:parent-style-name="Text_20_body">
      <style:paragraph-properties fo:margin-top="0cm" fo:margin-bottom="0cm" fo:text-align="center" style:justify-single-word="false"/>
      <style:text-properties fo:font-size="8pt" style:font-size-asian="8pt" style:font-size-complex="8pt"/>
    </style:style>
    <style:style style:name="P67" style:family="paragraph" style:parent-style-name="Contents_20_3">
      <style:paragraph-properties>
        <style:tab-stops>
          <style:tab-stop style:position="15.723cm" style:type="right" style:leader-style="dotted" style:leader-text="."/>
        </style:tab-stops>
      </style:paragraph-properties>
    </style:style>
    <style:style style:name="P68" style:family="paragraph" style:parent-style-name="Contents_20_1">
      <style:paragraph-properties>
        <style:tab-stops>
          <style:tab-stop style:position="16.722cm" style:type="right" style:leader-style="dotted" style:leader-text="."/>
        </style:tab-stops>
      </style:paragraph-properties>
    </style:style>
    <style:style style:name="P69" style:family="paragraph" style:parent-style-name="Contents_20_4">
      <style:paragraph-properties>
        <style:tab-stops>
          <style:tab-stop style:position="15.224cm" style:type="right" style:leader-style="dotted" style:leader-text="."/>
        </style:tab-stops>
      </style:paragraph-properties>
    </style:style>
    <style:style style:name="P70" style:family="paragraph" style:parent-style-name="Contents_20_2">
      <style:paragraph-properties>
        <style:tab-stops>
          <style:tab-stop style:position="16.222cm" style:type="right" style:leader-style="dotted" style:leader-text="."/>
        </style:tab-stops>
      </style:paragraph-properties>
    </style:style>
    <style:style style:name="P71" style:family="paragraph" style:parent-style-name="Heading_20_3">
      <style:paragraph-properties fo:break-before="page"/>
    </style:style>
    <style:style style:name="P72" style:family="paragraph" style:parent-style-name="Heading_20_3">
      <style:paragraph-properties fo:break-before="page"/>
      <style:text-properties style:text-underline-style="none" fo:font-weight="bold" style:font-weight-asian="bold" style:font-weight-complex="bold"/>
    </style:style>
    <style:style style:name="P73" style:family="paragraph" style:parent-style-name="Standard" style:list-style-name="L6"/>
    <style:style style:name="P74" style:family="paragraph" style:parent-style-name="Standard" style:list-style-name="L10"/>
    <style:style style:name="P75" style:family="paragraph" style:parent-style-name="Heading_20_2">
      <style:paragraph-properties fo:break-before="page"/>
    </style:style>
    <style:style style:name="P76" style:family="paragraph" style:parent-style-name="Heading_20_1">
      <style:paragraph-properties fo:break-before="page"/>
    </style:style>
    <style:style style:name="P77" style:family="paragraph" style:parent-style-name="Text_20_body" style:master-page-name="First_20_Page">
      <style:paragraph-properties style:page-number="auto"/>
    </style:style>
    <style:style style:name="P78" style:family="paragraph" style:parent-style-name="Text_20_body" style:list-style-name="L1"/>
    <style:style style:name="P79" style:family="paragraph" style:parent-style-name="Text_20_body" style:list-style-name="L5"/>
    <style:style style:name="P80" style:family="paragraph" style:parent-style-name="Text_20_body" style:list-style-name="L6"/>
    <style:style style:name="P81" style:family="paragraph" style:parent-style-name="Text_20_body" style:list-style-name="L7"/>
    <style:style style:name="P82" style:family="paragraph" style:parent-style-name="Text_20_body" style:list-style-name="L10">
      <style:text-properties fo:font-style="italic" style:font-style-asian="italic" style:font-style-complex="italic"/>
    </style:style>
    <style:style style:name="P83" style:family="paragraph" style:parent-style-name="Text_20_body" style:list-style-name="L2">
      <style:paragraph-properties fo:margin-left="1.251cm" fo:margin-right="0cm" fo:text-indent="0.199cm" style:auto-text-indent="false"/>
    </style:style>
    <style:style style:name="P84" style:family="paragraph" style:parent-style-name="Text_20_body" style:list-style-name="L4">
      <style:paragraph-properties fo:margin-left="1.251cm" fo:margin-right="0cm" fo:text-indent="0.199cm" style:auto-text-indent="false"/>
    </style:style>
    <style:style style:name="P85" style:family="paragraph" style:parent-style-name="Text_20_body" style:list-style-name="L10">
      <style:paragraph-properties fo:margin-left="1.251cm" fo:margin-right="0cm" fo:text-indent="0.199cm" style:auto-text-indent="false" fo:background-color="transparent">
        <style:background-image/>
      </style:paragraph-properties>
      <style:text-properties fo:font-style="italic" fo:background-color="transparent" style:font-style-asian="italic" style:font-style-complex="italic"/>
    </style:style>
    <style:style style:name="P86" style:family="paragraph" style:parent-style-name="Text_20_body" style:list-style-name="L14">
      <style:paragraph-properties fo:margin-left="1.251cm" fo:margin-right="0cm" fo:margin-top="0cm" fo:margin-bottom="0.169cm" fo:text-indent="0.199cm" style:auto-text-indent="false"/>
    </style:style>
    <style:style style:name="P87" style:family="paragraph" style:parent-style-name="Text_20_body" style:list-style-name="L15">
      <style:paragraph-properties fo:margin-left="1.251cm" fo:margin-right="0cm" fo:margin-top="0cm" fo:margin-bottom="0.169cm" fo:text-indent="0.199cm" style:auto-text-indent="false"/>
      <style:text-properties style:text-line-through-style="none"/>
    </style:style>
    <style:style style:name="P88" style:family="paragraph" style:parent-style-name="Text_20_body" style:list-style-name="L13">
      <style:paragraph-properties fo:margin-left="1.251cm" fo:margin-right="0cm" fo:margin-top="0cm" fo:margin-bottom="0.169cm" fo:text-indent="0.199cm" style:auto-text-indent="false"/>
    </style:style>
    <style:style style:name="P89" style:family="paragraph" style:parent-style-name="Text_20_body" style:list-style-name="L13">
      <style:paragraph-properties fo:margin-left="1.251cm" fo:margin-right="0cm" fo:margin-top="0cm" fo:margin-bottom="0.169cm" fo:text-indent="0.199cm" style:auto-text-indent="false"/>
      <style:text-properties fo:font-weight="normal" style:font-weight-asian="normal" style:font-weight-complex="normal"/>
    </style:style>
    <style:style style:name="P90" style:family="paragraph" style:parent-style-name="Text_20_body" style:list-style-name="L13">
      <style:paragraph-properties fo:margin-left="1.251cm" fo:margin-right="0cm" fo:margin-top="0cm" fo:margin-bottom="0.169cm" fo:text-indent="0.199cm" style:auto-text-indent="false"/>
      <style:text-properties fo:font-weight="normal" fo:background-color="#ff0000" style:font-weight-asian="normal" style:font-weight-complex="normal"/>
    </style:style>
    <style:style style:name="P91" style:family="paragraph" style:parent-style-name="Text_20_body" style:list-style-name="L16">
      <style:paragraph-properties fo:margin-left="1.251cm" fo:margin-right="0cm" fo:margin-top="0cm" fo:margin-bottom="0.169cm" fo:text-indent="0.199cm" style:auto-text-indent="false"/>
    </style:style>
    <style:style style:name="P92" style:family="paragraph" style:parent-style-name="Text_20_body" style:list-style-name="L17">
      <style:paragraph-properties fo:margin-left="1.251cm" fo:margin-right="0cm" fo:margin-top="0cm" fo:margin-bottom="0.169cm" fo:text-indent="0.199cm" style:auto-text-indent="false" fo:background-color="transparent">
        <style:background-image/>
      </style:paragraph-properties>
      <style:text-properties style:text-line-through-style="none" fo:font-style="italic" style:font-style-asian="italic" style:font-style-complex="italic"/>
    </style:style>
    <style:style style:name="P93" style:family="paragraph" style:parent-style-name="Text_20_body" style:list-style-name="L3">
      <style:paragraph-properties fo:margin-left="0cm" fo:margin-right="0cm" fo:text-indent="0.199cm" style:auto-text-indent="false"/>
    </style:style>
    <style:style style:name="P94" style:family="paragraph" style:parent-style-name="Text_20_body" style:list-style-name="L12">
      <style:paragraph-properties fo:margin-left="0cm" fo:margin-right="0cm" fo:text-indent="0.199cm" style:auto-text-indent="false"/>
    </style:style>
    <style:style style:name="P95" style:family="paragraph" style:parent-style-name="Text_20_body" style:list-style-name="L13">
      <style:paragraph-properties fo:margin-left="0cm" fo:margin-right="0cm" fo:margin-top="0cm" fo:margin-bottom="0.169cm" fo:text-indent="0.199cm" style:auto-text-indent="false"/>
    </style:style>
    <style:style style:name="P96" style:family="paragraph" style:parent-style-name="Text_20_body" style:list-style-name="L16">
      <style:paragraph-properties fo:margin-left="0cm" fo:margin-right="0cm" fo:margin-top="0cm" fo:margin-bottom="0.169cm" fo:text-indent="0.199cm" style:auto-text-indent="false"/>
    </style:style>
    <style:style style:name="P97" style:family="paragraph" style:parent-style-name="Text_20_body" style:list-style-name="L8">
      <style:paragraph-properties fo:background-color="#ff0000">
        <style:background-image/>
      </style:paragraph-properties>
    </style:style>
    <style:style style:name="P98" style:family="paragraph" style:parent-style-name="Text_20_body" style:list-style-name="L11">
      <style:paragraph-properties fo:margin-left="2.501cm" fo:margin-right="0cm" fo:text-indent="0.199cm" style:auto-text-indent="false"/>
    </style:style>
    <style:style style:name="P99" style:family="paragraph" style:parent-style-name="Text_20_body" style:list-style-name="L13">
      <style:paragraph-properties fo:margin-top="0cm" fo:margin-bottom="0.169cm"/>
    </style:style>
    <style:style style:name="P100" style:family="paragraph" style:parent-style-name="Text_20_body" style:list-style-name="L16">
      <style:paragraph-properties fo:margin-left="1.251cm" fo:margin-right="0cm" fo:text-indent="0cm" style:auto-text-indent="false"/>
    </style:style>
    <style:style style:name="P101" style:family="paragraph" style:parent-style-name="Table_20_Contents" style:list-style-name="L9">
      <style:paragraph-properties>
        <style:tab-stops>
          <style:tab-stop style:position="3.223cm"/>
        </style:tab-stops>
      </style:paragraph-properties>
      <style:text-properties fo:background-color="#ffffcc"/>
    </style:style>
    <style:style style:name="T1" style:family="text">
      <style:text-properties style:use-window-font-color="true" fo:font-weight="bold" style:font-weight-asian="bold" style:font-weight-complex="bold"/>
    </style:style>
    <style:style style:name="T2" style:family="text">
      <style:text-properties style:use-window-font-color="true" fo:font-weight="bold" fo:background-color="transparent" style:font-weight-asian="bold" style:font-weight-complex="bold"/>
    </style:style>
    <style:style style:name="T3" style:family="text">
      <style:text-properties style:use-window-font-color="true" fo:font-weight="normal" style:font-weight-asian="normal" style:font-weight-complex="normal"/>
    </style:style>
    <style:style style:name="T4" style:family="text">
      <style:text-properties style:use-window-font-color="true" fo:font-weight="normal" fo:background-color="transparent" style:font-weight-asian="normal" style:font-weight-complex="normal"/>
    </style:style>
    <style:style style:name="T5" style:family="text">
      <style:text-properties style:use-window-font-color="true" fo:background-color="transparent"/>
    </style:style>
    <style:style style:name="T6" style:family="text">
      <style:text-properties style:use-window-font-color="true" style:text-underline-style="none" fo:background-color="transparent"/>
    </style:style>
    <style:style style:name="T7" style:family="text">
      <style:text-properties style:use-window-font-color="true" style:text-underline-style="none" fo:font-weight="normal" fo:background-color="transparent" style:font-weight-asian="normal" style:font-weight-complex="normal"/>
    </style:style>
    <style:style style:name="T8" style:family="text">
      <style:text-properties fo:font-weight="normal" style:font-weight-asian="normal" style:font-weight-complex="normal"/>
    </style:style>
    <style:style style:name="T9" style:family="text">
      <style:text-properties fo:font-weight="normal" fo:background-color="#ff0000" style:font-weight-asian="normal" style:font-weight-complex="normal"/>
    </style:style>
    <style:style style:name="T10" style:family="text">
      <style:text-properties fo:font-weight="normal" fo:background-color="transparent"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style:text-underline-style="none" fo:font-weight="normal" style:font-style-asian="italic" style:font-weight-asian="normal" style:font-style-complex="italic" style:font-weight-complex="normal"/>
    </style:style>
    <style:style style:name="T14" style:family="text">
      <style:text-properties fo:font-style="italic" style:text-underline-style="none" fo:font-weight="normal" fo:background-color="#ff0000" style:font-style-asian="italic" style:font-weight-asian="normal" style:font-style-complex="italic" style:font-weight-complex="normal"/>
    </style:style>
    <style:style style:name="T15" style:family="text">
      <style:text-properties style:text-underline-style="none"/>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normal" fo:background-color="transparent" style:font-weight-asian="normal" style:font-weight-complex="normal"/>
    </style:style>
    <style:style style:name="T18" style:family="text">
      <style:text-properties style:text-underline-style="none" fo:font-weight="normal" fo:background-color="#ff0000" style:font-weight-asian="normal" style:font-weight-complex="normal"/>
    </style:style>
    <style:style style:name="T19" style:family="text">
      <style:text-properties style:text-underline-style="none" fo:background-color="transparent"/>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font-weight="bold" style:font-weight-asian="bold" style:font-weight-complex="bold"/>
    </style:style>
    <style:style style:name="T24" style:family="text">
      <style:text-properties fo:font-size="9pt" style:font-size-asian="9pt" style:font-size-complex="9pt"/>
    </style:style>
    <style:style style:name="T25" style:family="text">
      <style:text-properties fo:background-color="transparent"/>
    </style:style>
    <style:style style:name="T26" style:family="text">
      <style:text-properties fo:font-size="8pt" style:font-size-asian="8pt" style:font-size-complex="8pt"/>
    </style:style>
    <style:style style:name="T27" style:family="text">
      <style:text-properties fo:background-color="#ff0000"/>
    </style:style>
    <style:style style:name="T28" style:family="text">
      <style:text-properties style:font-name="DejaVu Sans"/>
    </style:style>
    <style:style style:name="T29" style:family="text">
      <style:text-properties style:font-name="FreeSerif"/>
    </style:style>
    <style:style style:name="T30" style:family="text">
      <style:text-properties fo:font-size="10pt" style:font-size-asian="10pt" style:font-size-complex="10pt"/>
    </style:style>
    <style:style style:name="T31" style:family="text">
      <style:text-properties fo:font-size="10pt" fo:font-weight="bold" style:font-size-asian="10pt" style:font-weight-asian="bold" style:font-size-complex="10pt" style:font-weight-complex="bold"/>
    </style:style>
    <style:style style:name="T32" style:family="text">
      <style:text-properties style:text-line-through-style="none" style:font-name="FreeSerif6" fo:font-size="11pt" fo:font-style="italic" fo:font-weight="normal" style:font-size-asian="11pt" style:font-style-asian="italic" style:font-weight-asian="normal" style:font-size-complex="11pt" style:font-style-complex="italic" style:font-weight-complex="normal"/>
    </style:style>
    <style:style style:name="T33" style:family="text">
      <style:text-properties style:text-line-through-style="none" style:font-name="FreeSerif6" fo:font-size="11pt" fo:font-style="italic" fo:font-weight="normal" fo:background-color="#ff0000" style:font-size-asian="11pt" style:font-style-asian="italic" style:font-weight-asian="normal" style:font-size-complex="11pt" style:font-style-complex="italic" style:font-weight-complex="normal"/>
    </style:style>
    <style:style style:name="T34" style:family="text">
      <style:text-properties style:text-line-through-style="none" style:font-name="FreeSerif6" fo:font-size="11pt" fo:font-style="italic" fo:font-weight="normal" style:font-name-asian="FreeSerif6" style:font-size-asian="11pt" style:font-style-asian="italic" style:font-weight-asian="normal" style:font-name-complex="FreeSerif6" style:font-size-complex="11pt" style:font-style-complex="italic" style:font-weight-complex="normal"/>
    </style:style>
    <style:style style:name="T35" style:family="text">
      <style:text-properties style:text-line-through-style="none" style:font-name="FreeSerif6" fo:font-size="11pt" fo:font-style="italic" fo:font-weight="bold" style:font-size-asian="11pt" style:font-style-asian="italic" style:font-weight-asian="bold" style:font-size-complex="11pt" style:font-style-complex="italic" style:font-weight-complex="bold"/>
    </style:style>
    <style:style style:name="T36" style:family="text">
      <style:text-properties style:text-line-through-style="none" style:font-name="FreeSerif6" fo:font-style="italic" fo:font-weight="normal" style:font-style-asian="italic" style:font-weight-asian="normal" style:font-style-complex="italic" style:font-weight-complex="normal"/>
    </style:style>
    <style:style style:name="T37" style:family="text">
      <style:text-properties style:text-line-through-style="none" fo:font-size="11pt" fo:font-style="italic" fo:font-weight="normal" style:font-size-asian="11pt" style:font-style-asian="italic" style:font-weight-asian="normal" style:font-size-complex="11pt" style:font-style-complex="italic" style:font-weight-complex="normal"/>
    </style:style>
    <style:style style:name="T38" style:family="text">
      <style:text-properties style:text-line-through-style="none" fo:font-size="11pt" fo:font-style="italic" fo:font-weight="normal" fo:background-color="#ff0000" style:font-size-asian="11pt" style:font-style-asian="italic" style:font-weight-asian="normal" style:font-size-complex="11pt" style:font-style-complex="italic" style:font-weight-complex="normal"/>
    </style:style>
    <style:style style:name="T39" style:family="text">
      <style:text-properties style:font-name="Arial" fo:font-style="normal" style:font-style-asian="normal" style:font-style-complex="normal"/>
    </style:style>
    <style:style style:name="T40" style:family="text">
      <style:text-properties style:font-name="Arial" fo:font-size="8pt" fo:font-style="normal" style:font-size-asian="8pt" style:font-style-asian="normal" style:font-size-complex="8pt" style:font-style-complex="normal"/>
    </style:style>
    <style:style style:name="T41" style:family="text">
      <style:text-properties fo:color="#ffffff" style:text-line-through-style="none" style:font-name="FreeSerif6" fo:font-style="italic" fo:font-weight="normal" style:font-style-asian="italic" style:font-weight-asian="normal" style:font-style-complex="italic" style:font-weight-complex="normal"/>
    </style:style>
    <style:style style:name="T42" style:family="text">
      <style:text-properties fo:color="#ffffff" style:text-line-through-style="none" style:font-name="FreeSerif6" fo:font-style="normal" fo:font-weight="normal" style:font-style-asian="normal" style:font-weight-asian="normal" style:font-style-complex="normal" style:font-weight-complex="normal"/>
    </style:style>
    <style:style style:name="T43" style:family="text">
      <style:text-properties fo:color="#ffffff" style:text-line-through-style="none" style:font-name="FreeSerif6" fo:font-size="6pt" fo:font-style="normal" fo:font-weight="normal" style:font-size-asian="6pt" style:font-style-asian="normal" style:font-weight-asian="normal" style:font-size-complex="6pt" style:font-style-complex="normal" style:font-weight-complex="normal"/>
    </style:style>
    <style:style style:name="T44" style:family="text">
      <style:text-properties fo:color="#ffffff" style:text-line-through-style="none" style:font-name="FreeSerif6" fo:font-size="6pt" fo:font-style="normal" fo:font-weight="bold" style:font-size-asian="6pt" style:font-style-asian="normal" style:font-weight-asian="bold" style:font-size-complex="6pt" style:font-style-complex="normal" style:font-weight-complex="bold"/>
    </style:style>
    <style:style style:name="T45" style:family="text">
      <style:text-properties fo:color="#ffffff" style:text-line-through-style="none" style:font-name="Arial" fo:font-style="normal" fo:font-weight="normal" style:font-style-asian="normal" style:font-weight-asian="normal" style:font-style-complex="normal" style:font-weight-complex="normal"/>
    </style:style>
    <style:style style:name="T46" style:family="text">
      <style:text-properties fo:color="#ffffff" style:font-name="Arial"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editable="false">
        <style:columns fo:column-count="2" fo:column-gap="0cm">
          <style:column style:rel-width="32767*" fo:start-indent="0cm" fo:end-indent="0cm"/>
          <style:column style:rel-width="32768*" fo:start-indent="0cm" fo:end-indent="0cm"/>
        </style:columns>
      </style:section-properties>
    </style:style>
    <style:style style:name="Sect4" style:family="section">
      <style:section-properties text:dont-balance-text-columns="true" style:editable="false">
        <style:columns fo:column-count="2">
          <style:column style:rel-width="3997*" fo:start-indent="0cm" fo:end-indent="0.049cm"/>
          <style:column style:rel-width="5639*" fo:start-indent="0.049cm" fo:end-indent="0cm"/>
        </style:columns>
      </style:section-properties>
    </style:style>
    <style:style style:name="Sect5" style:family="section">
      <style:section-properties fo:background-color="transparent" text:dont-balance-text-columns="true" style:editable="false">
        <style:columns fo:column-count="2">
          <style:column style:rel-width="4819*" fo:start-indent="0cm" fo:end-indent="0.049cm"/>
          <style:column style:rel-width="4819*" fo:start-indent="0.049cm" fo:end-indent="0cm"/>
        </style:columns>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341cm" text:min-label-width="0.34cm"/>
        <style:text-properties style:font-name="StarSymbol"/>
      </text:list-level-style-bullet>
      <text:list-level-style-bullet text:level="2" text:style-name="Bullet_20_Symbols" style:num-suffix="." text:bullet-char="•">
        <style:list-level-properties text:space-before="0.681cm" text:min-label-width="0.34cm"/>
        <style:text-properties style:font-name="StarSymbol"/>
      </text:list-level-style-bullet>
      <text:list-level-style-bullet text:level="3" text:style-name="Bullet_20_Symbols" style:num-suffix="." text:bullet-char="•">
        <style:list-level-properties text:space-before="1.022cm" text:min-label-width="0.34cm"/>
        <style:text-properties style:font-name="StarSymbol"/>
      </text:list-level-style-bullet>
      <text:list-level-style-bullet text:level="4" text:style-name="Bullet_20_Symbols" style:num-suffix="." text:bullet-char="•">
        <style:list-level-properties text:space-before="1.362cm" text:min-label-width="0.34cm"/>
        <style:text-properties style:font-name="StarSymbol"/>
      </text:list-level-style-bullet>
      <text:list-level-style-bullet text:level="5" text:style-name="Bullet_20_Symbols" style:num-suffix="." text:bullet-char="•">
        <style:list-level-properties text:space-before="1.703cm" text:min-label-width="0.34cm"/>
        <style:text-properties style:font-name="StarSymbol"/>
      </text:list-level-style-bullet>
      <text:list-level-style-bullet text:level="6" text:style-name="Bullet_20_Symbols" style:num-suffix="." text:bullet-char="•">
        <style:list-level-properties text:space-before="2.043cm" text:min-label-width="0.34cm"/>
        <style:text-properties style:font-name="StarSymbol"/>
      </text:list-level-style-bullet>
      <text:list-level-style-bullet text:level="7" text:style-name="Bullet_20_Symbols" style:num-suffix="." text:bullet-char="•">
        <style:list-level-properties text:space-before="2.383cm" text:min-label-width="0.34cm"/>
        <style:text-properties style:font-name="StarSymbol"/>
      </text:list-level-style-bullet>
      <text:list-level-style-bullet text:level="8" text:style-name="Bullet_20_Symbols" style:num-suffix="." text:bullet-char="•">
        <style:list-level-properties text:space-before="2.724cm" text:min-label-width="0.34cm"/>
        <style:text-properties style:font-name="StarSymbol"/>
      </text:list-level-style-bullet>
      <text:list-level-style-bullet text:level="9" text:style-name="Bullet_20_Symbols" style:num-suffix="." text:bullet-char="•">
        <style:list-level-properties text:space-before="3.064cm" text:min-label-width="0.34cm"/>
        <style:text-properties style:font-name="StarSymbol"/>
      </text:list-level-style-bullet>
      <text:list-level-style-bullet text:level="10" text:style-name="Bullet_20_Symbols" style:num-suffix="." text:bullet-char="•">
        <style:list-level-properties text:space-before="3.405cm" text:min-label-width="0.34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39cm" text:min-label-width="0.5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39cm" text:min-label-width="0.5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text:title>KM100 szabályrendszer</text:title></text:p>
      <text:p text:style-name="Subtitle"><text:subject>Karakteralkotás</text:subject></text:p>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3">Nonprofit szabályrendszer a M* világához<text:line-break/>Ailtas, 2008</text:p>
      <text:p text:style-name="P64"/>
      <text:p text:style-name="P64"/>
      <text:p text:style-name="P64"><draw:a xlink:type="simple" xlink:href="http://creativecommons.org/licenses/by-nc-sa/2.5/hu/"><draw:frame draw:style-name="fr1" draw:name="HTTP://CREATIVECOMMONS.ORG/LICENSES/BY-NC-SA/2.5/HU/" text:anchor-type="paragraph" svg:width="2.117cm" svg:height="0.423cm" draw:z-index="0"><draw:image xlink:href="Pictures/100000000000005000000010E1A9A15E.png" xlink:type="simple" xlink:show="embed" xlink:actuate="onLoad"/></draw:frame></draw:a></text:p>
      <text:p text:style-name="P64"/>
      <text:p text:style-name="P66"><text:line-break/> <text:span text:style-name="T39">Creative Commons License</text:span></text:p>
      <text:p text:style-name="P65">Ezen dokumentum maga, továbbá részletei, vagy másolatai kizárólag a Creative Commons</text:p>
      <text:p text:style-name="P64"><text:a xlink:type="simple" xlink:href="http://creativecommons.org/licenses/by-nc-sa/2.5/hu/"><text:span text:style-name="T40">Nevezd meg!-Ne add el!-Így add tovább! 2.5 Magyarország</text:span></text:a></text:p>
      <text:p text:style-name="P66"><text:span text:style-name="T39">Licenc feltételeinek megfelelően használható fel</text:span>. </text:p>
      <text:p text:style-name="P22"><text:soft-page-break/></text:p>
      <text:p text:style-name="P36"/>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rtalomjegyzék1_Head">
            <text:p text:style-name="Contents_20_Heading">Tartalomjegyzék</text:p>
          </text:index-title>
          <text:p text:style-name="P68">1.Áttekintés, bevezetés<text:tab/>3</text:p>
          <text:p text:style-name="P68">2.Karakteralkotás<text:tab/>4</text:p>
          <text:p text:style-name="P70">2.1.Előtörténet, személyiség<text:tab/>5</text:p>
          <text:p text:style-name="P70">2.2.Szint, szintlépés, TP<text:tab/>5</text:p>
          <text:p text:style-name="P70">2.3.Tulajdonságok<text:tab/>6</text:p>
          <text:p text:style-name="P67">2.3.1 Erő<text:tab/>7</text:p>
          <text:p text:style-name="P67">2.3.2 Edzettség<text:tab/>7</text:p>
          <text:p text:style-name="P67">2.3.3 Ügyesség<text:tab/>7</text:p>
          <text:p text:style-name="P67">2.3.4 Gyorsaság<text:tab/>8</text:p>
          <text:p text:style-name="P67">2.3.5 Intelligencia<text:tab/>9</text:p>
          <text:p text:style-name="P67">2.3.6 Emlékezet<text:tab/>9</text:p>
          <text:p text:style-name="P67">2.3.7 Önuralom<text:tab/>10</text:p>
          <text:p text:style-name="P67">2.3.8 Fogékonyság<text:tab/>11</text:p>
          <text:p text:style-name="P70">2.4.Érzékek (származtatott tulajdonságok)<text:tab/>12</text:p>
          <text:p text:style-name="P67">2.4.1 Érzékek növelése<text:tab/>12</text:p>
          <text:p text:style-name="P67">2.4.2 Vakság, süketség<text:tab/>12</text:p>
          <text:p text:style-name="P70">2.5.Tulajdonság értékek megállapítása<text:tab/>13</text:p>
          <text:p text:style-name="P67">2.5.1 Fajok<text:tab/>14</text:p>
          <text:p text:style-name="P69">Módosítók, korlátok<text:tab/>14</text:p>
          <text:p text:style-name="P69"><text:s/>Hátrány<text:tab/>14</text:p>
          <text:p text:style-name="P70">2.6.Tulajdonságpróba<text:tab/>16</text:p>
          <text:p text:style-name="P67">2.6.1 Összetett Tulajdonságpróba<text:tab/>16</text:p>
          <text:p text:style-name="P69">Példa Összetett Tulajdonságpróbára<text:tab/>16</text:p>
          <text:p text:style-name="P67">2.6.2 Kombinált próbák<text:tab/>17</text:p>
          <text:p text:style-name="P67">2.6.3 Tulajdonság ellenpróba<text:tab/>17</text:p>
          <text:p text:style-name="P70">2.7.Életerő pontok<text:tab/>18</text:p>
          <text:p text:style-name="P70">2.8.Méregellenállás<text:tab/>18</text:p>
          <text:p text:style-name="P70">2.9.Mágiaellenállás<text:tab/>18</text:p>
          <text:p text:style-name="P70">2.10.Fejlődés<text:tab/>19</text:p>
          <text:p text:style-name="P70">2.11.Karakter pontok (KP) elosztása<text:tab/>20</text:p>
          <text:p text:style-name="P70">2.12.Harcértékek, Jellemzők<text:tab/>21</text:p>
          <text:p text:style-name="P68"><text:soft-page-break/>3.Képzettségek<text:tab/>22</text:p>
          <text:p text:style-name="P68">4.Fortélyok<text:tab/>23</text:p>
          <text:p text:style-name="P68">5.Nem játékos karakterek<text:tab/>24</text:p>
          <text:p text:style-name="P70">5.1.NJK szintek<text:tab/>24</text:p>
        </text:index-body>
      </text:table-of-content>
      <text:p text:style-name="Standard"/>
      <text:p text:style-name="P3"/>
      <text:p text:style-name="P6"/>
      <text:p text:style-name="P15"/>
      <text:h text:style-name="P76" text:outline-level="1">Áttekintés, bevezetés</text:h>
      <text:p text:style-name="Text_20_body">A km100 egy nonprofit szabályrendszer M* világához, amely háziszabályok gyűjteményeként indult, majd nulláról újrakezdve egy önálló rendszerré nőtte ki magát. Fejlesztése (2004 óta) aktívan folyik.</text:p>
      <text:p text:style-name="Text_20_body">A km100-nak nem célja helyettesíteni a hivatalos szabályrendszert, amely a régi rendszerrel való viszonylagos szabályrendszeri és hangulati kompatibilitást próbálta megőrizni. A km100 a haladó játékosoknak készült, akiknek nem fontos a régihez való kötődés, szívesen kipróbálnak egy kompromisszumok és "nosztalgia nélküli" rendszert.</text:p>
      <text:p text:style-name="Text_20_body">Az évek során több "alapmotort" fejlesztettünk és dobtunk ki (ez leginkább a képzettségrendszerre igaz). Nem célunk (már) a teljesen eredeti és új rendszer kitalálása, több ötletet, megoldást, bevallottan más - már bizonyított - rendszerekből lestünk el. A cél, hogy a saját és más rendszerek jól működő részeit egy jól teljesítő, nem túlbonyolított, mégis logikus egységbe foglaljuk és pótoljunk (nekünk) régóta fájó hiányokat, vagy idegesítő logikátlanságokat.</text:p>
      <text:p text:style-name="Text_20_body">A rendszer nonprofit, soha semmilyen anyagi, vagy egyéb ellenszolgáltatást nem kérünk, vagy fogadunk el, viszont minden dokumentumra a Creative Commons „Nevezd meg!-Ne add el!-Így add tovább! 2.5 Magyarország” Licenc (<text:a xlink:type="simple" xlink:href="http://creativecommons.org/licenses/by-nc-sa/2.5/hu/">http://creativecommons.org/licenses/by-nc-sa/2.5/hu/</text:a>) feltételei érvényesek.</text:p>
      <text:p text:style-name="Text_20_body"/>
      <text:h text:style-name="P76" text:outline-level="1">Karakteralkotás</text:h>
      <text:p text:style-name="P37">TODO: Bevezetés</text:p>
      <text:p text:style-name="P5"/>
      <text:h text:style-name="P75" text:outline-level="2">Előtörténet, személyiség</text:h>
      <text:p text:style-name="P37">TODO: Szépen kifejteni a lentieket.</text:p>
      <text:p text:style-name="P27">Kötelezően ki kell fejteni a karakter megalkotásakor:</text:p>
      <text:list xml:id="list37113126" text:style-name="L1">
        <text:list-item>
          <text:p text:style-name="P78">Külső megjelenés és hatásai</text:p>
        </text:list-item>
      </text:list>
      <text:list xml:id="list37092241" text:style-name="L2">
        <text:list-item>
          <text:p text:style-name="P83">Teljesen szabadon meghatározható a külső</text:p>
        </text:list-item>
        <text:list-item>
          <text:p text:style-name="P83">Ha valaki pl. csúnya, akkor nehezebben ismerkedik, ha szép, akkor sok irigye van, szóval csak ésszel..</text:p>
        </text:list-item>
      </text:list>
      <text:list xml:id="list37094381" text:style-name="L3">
        <text:list-item>
          <text:p text:style-name="P93">Személyiség, szociális „tulajdonságok”</text:p>
        </text:list-item>
      </text:list>
      <text:list xml:id="list37106932" text:style-name="L4">
        <text:list-item>
          <text:p text:style-name="P84">mennyire kommunikatív, mekkora hatása van az emberekre, visszahúzódó-e, stb, megszégyenítéshez mennyire ért, mennyire mogorva, piszkálódó, stb</text:p>
        </text:list-item>
        <text:list-item>
          <text:p text:style-name="P84">Mennyire gazdag érzelmileg. A Önuralom , Fogékonyság csak támpontot, vázat adnak.</text:p>
        </text:list-item>
      </text:list>
      <text:h text:style-name="Heading_20_2" text:outline-level="2">Szint, szintlépés, TP</text:h>
      <text:p text:style-name="Text_20_body">Egy karakter „fejlettségét” az abszolút szubjektív „Szint” értékkel jellemezzük. Minél magasabb szintű valaki, annál több időt fordíthatott tanulásra, annál többet tapasztalt.</text:p>
      <text:p text:style-name="Text_20_body">Az 1.szint kiemelt, itt jóval több pontot kap a karakter értékei növelésére (megalapozására), mivel ez a szint magában foglalja a karakter indításakor (általában ifjúkor) felhalmozott addigi élettapasztalatokat.</text:p>
      <text:p text:style-name="Text_20_body">A fejlődés természetesen folyamatos, de az adminisztráció megkönnyítése érdekében alkalmazzuk a „Szintlépés” <text:s/>fogalmát. Szintlépés olyankor következik be, amikor a KM úgy ítéli, a karakter jelentősen fejlődött, sokat tapasztalt és ennek ideje lenne értékeiben is megmutatkozniuk.</text:p>
      <text:p text:style-name="Text_20_body"><text:span text:style-name="T23">Tapasztalati pont (TP)</text:span>: a KM a fenti szabadelvű döntés helyett oszthat egy-egy tapasztalatot hozó esemény (harc, jó ötlet, érdekes szituáció, talpraesettség) úgynevezett Tapasztalati Pontokat. Szintlépés 1000 pontonként történik.</text:p>
      <text:p text:style-name="Text_20_body">Aki békésen, kihívások, újdonságok, megpróbáltatások nélkül éli életét, az nem tapasztal sokat, élete végére legfeljebb 4-5. szintre jut el.</text:p>
      <text:p text:style-name="Text_20_body">Irányelvek:</text:p>
      <text:list xml:id="list37123265" text:style-name="L5">
        <text:list-item>
          <text:p text:style-name="P79">1.szintű karakter: tapasztalatlan mesterlegény vándorlása megkezdésekor</text:p>
        </text:list-item>
        <text:list-item>
          <text:p text:style-name="P79">3.szintű: Más rendszereknél ez az 1.szint</text:p>
        </text:list-item>
        <text:list-item>
          <text:p text:style-name="P79">6.szintű: tapasztalt harcos, elismert mágiatudó</text:p>
        </text:list-item>
        <text:list-item>
          <text:p text:style-name="P79">9.szintű: neves harcos, félelmetes mágiahasználó</text:p>
        </text:list-item>
      </text:list>
      <text:p text:style-name="Text_20_body"><text:soft-page-break/></text:p>
      <text:h text:style-name="P75" text:outline-level="2">Tulajdonságok</text:h>
      <text:p text:style-name="P5">Mikor karaktert alkotsz, elképzeled magad előtt a külsejét, megálmodod a belső jellemzőit, melyek személyiségét árnyalják. Egyes, erős testi illetve személyiség jegyeinek számértékkel való leírása nagyban megkönnyíti, hogy egy felületes, általános képet kapjunk a karakterről. A későbbiekben ezek a számok fogják alapját adni más, összetettebb jellemzőinek, számértékeinek, ezért javasolt igen áttekintően meghatározni őket. A fenti alapvető értékek leírását az ún. Tulajdonságokkal végezzük. Tulajdonságaidból 8 darab különbözőt definiálunk. Ezek az alábbi táblázat szerint kerülnek meghatározásra.</text:p>
      <table:table table:name="Táblázat4" table:style-name="Táblázat4">
        <table:table-column table:style-name="Táblázat4.A"/>
        <table:table-header-rows>
          <table:table-row>
            <table:table-cell table:style-name="Táblázat4.A1" office:value-type="string">
              <text:p text:style-name="P14">Erő</text:p>
            </table:table-cell>
          </table:table-row>
        </table:table-header-rows>
        <table:table-row>
          <table:table-cell table:style-name="Táblázat4.A2" office:value-type="string">
            <text:p text:style-name="P14">Edzettség</text:p>
          </table:table-cell>
        </table:table-row>
        <table:table-row>
          <table:table-cell table:style-name="Táblázat4.A2" office:value-type="string">
            <text:p text:style-name="P14">Ügyesség</text:p>
          </table:table-cell>
        </table:table-row>
        <table:table-row>
          <table:table-cell table:style-name="Táblázat4.A2" office:value-type="string">
            <text:p text:style-name="P14">Gyorsaság</text:p>
          </table:table-cell>
        </table:table-row>
        <table:table-row>
          <table:table-cell table:style-name="Táblázat4.A2" office:value-type="string">
            <text:p text:style-name="P14">Intelligencia</text:p>
          </table:table-cell>
        </table:table-row>
        <table:table-row>
          <table:table-cell table:style-name="Táblázat4.A2" office:value-type="string">
            <text:p text:style-name="P14">Emlékezet</text:p>
          </table:table-cell>
        </table:table-row>
        <table:table-row>
          <table:table-cell table:style-name="Táblázat4.A2" office:value-type="string">
            <text:p text:style-name="P14">Önuralom</text:p>
          </table:table-cell>
        </table:table-row>
        <table:table-row>
          <table:table-cell table:style-name="Táblázat4.A2" office:value-type="string">
            <text:p text:style-name="P14">Fogékonyság</text:p>
          </table:table-cell>
        </table:table-row>
      </table:table>
      <text:p text:style-name="P18">A Tulajdonságok értéke -5 és +5 között mozoghat (ezen a faji módosítók utólag változtathatnak). A -5 értelemszerűen a leggyengébb, súlyosan fogyatékos karakterek sajátja, míg a +5-ös értékkel bírók a legendák héroszai, irigyelt, rosszabb esetben gyűlölt nagyságok. A kinézetre és érzelmi „felépítésre” vonatkozó jellemzőket a játékosra bízzuk, dolgozza ki ő karakteralkotáskor, a KM-el egyeztetve. Hisszük, hogy nem kell mindent számszerűsíteni. Ezek részben szabadon meghatározható jellemzők, részben a játékos beleélőképességén múlnak, azaz milyen hatással vannak más karakterekre.</text:p>
      <text:p text:style-name="P19"/>
      <text:h text:style-name="P72" text:outline-level="3">Erő</text:h>
      <text:p text:style-name="Text_20_body">A nyers, fizikai erődet mutatja. Gyakorlatilag, hogy „mennyire vagy erős”.</text:p>
      <text:p text:style-name="Text_20_body">Fejleszthető tulajdonság.</text:p>
      <text:p text:style-name="P5"><text:span text:style-name="_5b_RPG_5d_Kiemelt_20_kifejezés">-5:</text:span> Egy pakli kártyát megemelni már edzésnek számít.</text:p>
      <text:p text:style-name="P5"><text:span text:style-name="_5b_RPG_5d_Kiemelt_20_kifejezés">-4/-3:</text:span><text:span text:style-name="_5b_RPG_5d_Kiemelt_20_kifejezés"><text:span text:style-name="T8"> A szoba átrendezése is igazi erőpróba. Otthonülő alkat.</text:span></text:span></text:p>
      <text:p text:style-name="P5"><text:span text:style-name="_5b_RPG_5d_Kiemelt_20_kifejezés">-2/-1:</text:span><text:span text:style-name="_5b_RPG_5d_Kiemelt_20_kifejezés"><text:span text:style-name="T8"> </text:span></text:span><text:span text:style-name="_5b_RPG_5d_Kiemelt_20_kifejezés"><text:span text:style-name="T12">Gyenge, ványadt alak.</text:span></text:span></text:p>
      <text:p text:style-name="P5"><text:span text:style-name="_5b_RPG_5d_Kiemelt_20_kifejezés">0:</text:span><text:span text:style-name="_5b_RPG_5d_Kiemelt_20_kifejezés"><text:span text:style-name="T8"> Átlagos</text:span></text:span></text:p>
      <text:p text:style-name="P5"><text:span text:style-name="_5b_RPG_5d_Kiemelt_20_kifejezés">+1/+2:</text:span><text:span text:style-name="_5b_RPG_5d_Kiemelt_20_kifejezés"><text:span text:style-name="T8"> Elismerésre méltó izomzat, nem sokan kötekednek vele.</text:span></text:span></text:p>
      <text:p text:style-name="P5"><text:span text:style-name="_5b_RPG_5d_Kiemelt_20_kifejezés">+3/+4:</text:span><text:span text:style-name="_5b_RPG_5d_Kiemelt_20_kifejezés"><text:span text:style-name="T8"> Rendszeresen nyeri az erőviadalokat. </text:span></text:span><text:span text:style-name="_5b_RPG_5d_Kiemelt_20_kifejezés"><text:span text:style-name="T9">TODO</text:span></text:span><text:span text:style-name="_5b_RPG_5d_Kiemelt_20_kifejezés"><text:span text:style-name="T8"> Aki teheti, kitér előle.</text:span></text:span></text:p>
      <text:p text:style-name="P5"><text:span text:style-name="_5b_RPG_5d_Kiemelt_20_kifejezés">+5:</text:span><text:span text:style-name="_5b_RPG_5d_Kiemelt_20_kifejezés"><text:span text:style-name="T8"> Legendás hős, puszta kézzel felemel egy szekeret, falat tör ököllel, rácsokat zúz. Istenként tisztelik, vagy rettegik.</text:span></text:span><text:span text:style-name="_5b_RPG_5d_Kiemelt_20_kifejezés"><text:span text:style-name="T18">TODO: Extra</text:span></text:span></text:p>
      <text:h text:style-name="Heading_20_3" text:outline-level="3">Edzettség</text:h>
      <text:p text:style-name="Text_20_body">Mutatja kitartásodat, hogy mennyire vagy képes elviselni a tartós fizikai megterhelést, illetve <text:span text:style-name="T16">hogy mennyire vagy ellenálló a betegségekkel, fertőzésekkel, mérgekkel szemben, valamint, komolyan beleszámít életerődbe is. Ha magas, gyorsabban felépülsz sérüléseidből is.</text:span></text:p>
      <text:p text:style-name="P25">Fejleszthető tulajdonság.</text:p>
      <text:p text:style-name="P9"><text:span text:style-name="_5b_RPG_5d_Kiemelt_20_kifejezés">-5:</text:span> <text:s/><text:tab/>Még ma meghal</text:p>
      <text:p text:style-name="P9"><text:span text:style-name="_5b_RPG_5d_Kiemelt_20_kifejezés">-4/-3:</text:span><text:span text:style-name="_5b_RPG_5d_Kiemelt_20_kifejezés"><text:span text:style-name="T8"> <text:tab/>Szinte folyton ellátására szorul, állandóan veszélyben az élete. Egy könnyű nátha is elviheti. A rövid séta is hatalmas megterhelés számára.</text:span></text:span></text:p>
      <text:p text:style-name="P9"><text:span text:style-name="_5b_RPG_5d_Kiemelt_20_kifejezés">-2/-1:</text:span><text:span text:style-name="_5b_RPG_5d_Kiemelt_20_kifejezés"><text:span text:style-name="T8"> <text:tab/>Utálja a lépcsőket, gyorsan kimerül. A városi sétát azért bírja. Gyakran beteg.</text:span></text:span></text:p>
      <text:p text:style-name="P9"><text:span text:style-name="_5b_RPG_5d_Kiemelt_20_kifejezés">0:</text:span><text:span text:style-name="_5b_RPG_5d_Kiemelt_20_kifejezés"><text:span text:style-name="T8"> <text:tab/>Átlagos</text:span></text:span></text:p>
      <text:p text:style-name="P9"><text:span text:style-name="_5b_RPG_5d_Kiemelt_20_kifejezés">+1/+2:</text:span><text:span text:style-name="_5b_RPG_5d_Kiemelt_20_kifejezés"><text:span text:style-name="T8"> <text:tab/></text:span></text:span><text:span text:style-name="_5b_RPG_5d_Kiemelt_20_kifejezés"><text:span text:style-name="T12">Jól bírja a strapát, a menetelést, úszásban sokáig bírja, kiváló az egészsége, csak elvétve beteg.</text:span></text:span></text:p>
      <text:p text:style-name="P9"><text:span text:style-name="_5b_RPG_5d_Kiemelt_20_kifejezés">+3/+4:</text:span><text:span text:style-name="_5b_RPG_5d_Kiemelt_20_kifejezés"><text:span text:style-name="T8"> <text:tab/>A természet vad gyermeke. Beteg sose volt. „Kicsattanó az egészsége” - mondogatják. Lemeríthetetlen.</text:span></text:span></text:p>
      <text:p text:style-name="P9"><text:span text:style-name="_5b_RPG_5d_Kiemelt_20_kifejezés"><text:span text:style-name="T15">+5:</text:span></text:span><text:span text:style-name="_5b_RPG_5d_Kiemelt_20_kifejezés"><text:span text:style-name="T16"> <text:tab/></text:span></text:span><text:span text:style-name="_5b_RPG_5d_Kiemelt_20_kifejezés"><text:span text:style-name="T13">Legendás serpa, lerázhatatlan nyomolvasó. Minimális alvással is remekül bírja. Legendás egészségű, beteg soha nem volt, még a járványokkal, mérgekkel szemben is jó eséllyel száll harcba. </text:span></text:span><text:span text:style-name="_5b_RPG_5d_Kiemelt_20_kifejezés"><text:span text:style-name="T14">TODO: Extra</text:span></text:span></text:p>
      <text:h text:style-name="Heading_20_3" text:outline-level="3"><text:soft-page-break/>Ügyesség</text:h>
      <text:p text:style-name="Text_20_body">Jelzi cselekedeteid összehangoltságát, mozgásod kifinomultságát, precizitását, kézügyességedet. Ezt a Tulajdonságod használod akár az egész testet igénybe vevő tevékenységről van szó, akár a kézzel, aprólékos tevékenység végzéséről, „piszmogásról”.</text:p>
      <text:p text:style-name="Text_20_body">Fejleszthető tulajdonság.</text:p>
      <text:p text:style-name="P10"><text:span text:style-name="_5b_RPG_5d_Kiemelt_20_kifejezés">-5:</text:span> <text:tab/>Kiesni az ágyból is nagy mutatvány, <text:s/>a kanalat a kézfejére kötözik, hogy enni tudjon.</text:p>
      <text:p text:style-name="P10"><text:span text:style-name="_5b_RPG_5d_Kiemelt_20_kifejezés">-4/-3:</text:span><text:span text:style-name="_5b_RPG_5d_Kiemelt_20_kifejezés"><text:span text:style-name="T8"><text:tab/>A kulcs a legnagyobb ellensége, rendszeresen lefejeli az ajtófélfát.</text:span></text:span></text:p>
      <text:p text:style-name="P10"><text:span text:style-name="_5b_RPG_5d_Kiemelt_20_kifejezés">-2/-1:</text:span><text:span text:style-name="_5b_RPG_5d_Kiemelt_20_kifejezés"><text:span text:style-name="T8"><text:tab/>Csetlik-botlik, minden elejt</text:span></text:span></text:p>
      <text:p text:style-name="P10"><text:span text:style-name="_5b_RPG_5d_Kiemelt_20_kifejezés">0:</text:span><text:span text:style-name="_5b_RPG_5d_Kiemelt_20_kifejezés"><text:span text:style-name="T8"> <text:tab/>Átlagos</text:span></text:span></text:p>
      <text:p text:style-name="P10"><text:span text:style-name="_5b_RPG_5d_Kiemelt_20_kifejezés">+1/+2:</text:span><text:span text:style-name="_5b_RPG_5d_Kiemelt_20_kifejezés"><text:span text:style-name="T8"><text:tab/>Összehangolt, dinamikus mozgású, ügyesen pörgeti a pénzt az ujjai között</text:span></text:span></text:p>
      <text:p text:style-name="P10"><text:span text:style-name="_5b_RPG_5d_Kiemelt_20_kifejezés">+3/+4:</text:span><text:span text:style-name="_5b_RPG_5d_Kiemelt_20_kifejezés"><text:span text:style-name="T8"><text:tab/>Szemet gyönyörködtető a mozgása. Ha képzik, ünnepelt táncos, vagy halálos gyilkolóművész is lehet belőle. Kész zsonglőr.</text:span></text:span></text:p>
      <text:p text:style-name="P10"><text:span text:style-name="_5b_RPG_5d_Kiemelt_20_kifejezés"><text:span text:style-name="T15">+5: <text:tab/></text:span></text:span><text:span text:style-name="_5b_RPG_5d_Kiemelt_20_kifejezés"><text:span text:style-name="T16">Világhírű mutatványos – sokak szerint (tévesen) varázsló. Elit fejvadász iskolák legjobbjai. </text:span></text:span><text:span text:style-name="_5b_RPG_5d_Kiemelt_20_kifejezés"><text:span text:style-name="T18">TODO: Extra</text:span></text:span></text:p>
      <text:h text:style-name="Heading_20_3" text:outline-level="3">Gyorsaság</text:h>
      <text:p text:style-name="P32">Mutatja reflexeidet, hogy milyen gyorsan mozdulsz, ha reagálni kell valamire. </text:p>
      <text:p text:style-name="P32">Fejleszthető tulajdonság.</text:p>
      <text:p text:style-name="P10"><text:span text:style-name="_5b_RPG_5d_Kiemelt_20_kifejezés"><text:span text:style-name="T25">-5:</text:span></text:span><text:span text:style-name="T10"> <text:tab/>Látja, hogy jön, de reagálni felesleges. Úgy se tud. </text:span><text:span text:style-name="_5b_RPG_5d_Kiemelt_20_kifejezés"><text:span text:style-name="T10">A csigák elkapása is komoly reflexpróba.</text:span></text:span></text:p>
      <text:p text:style-name="P10"><text:span text:style-name="_5b_RPG_5d_Kiemelt_20_kifejezés"><text:span text:style-name="T25">-4/-3:</text:span></text:span><text:span text:style-name="_5b_RPG_5d_Kiemelt_20_kifejezés"><text:span text:style-name="T10"><text:tab/>Mindig lassan mozdul. <text:s/>A csoszogás nála kocogás.</text:span></text:span></text:p>
      <text:p text:style-name="P10"><text:span text:style-name="_5b_RPG_5d_Kiemelt_20_kifejezés"><text:span text:style-name="T25">-2/-1:</text:span></text:span><text:span text:style-name="_5b_RPG_5d_Kiemelt_20_kifejezés"><text:span text:style-name="T10"><text:tab/>Egy leeső tányért elkapnia teljesen reménytelen. Lassan, vánszorogva fut.</text:span></text:span></text:p>
      <text:p text:style-name="P10"><text:span text:style-name="_5b_RPG_5d_Kiemelt_20_kifejezés"><text:span text:style-name="T25">0:</text:span></text:span><text:span text:style-name="_5b_RPG_5d_Kiemelt_20_kifejezés"><text:span text:style-name="T10"><text:tab/>Átlagos</text:span></text:span></text:p>
      <text:p text:style-name="P10"><text:span text:style-name="_5b_RPG_5d_Kiemelt_20_kifejezés"><text:span text:style-name="T25">+1/+2:</text:span></text:span><text:span text:style-name="_5b_RPG_5d_Kiemelt_20_kifejezés"><text:span text:style-name="T10"><text:tab/>Figyelemre méltó reflexek. Rendkívül fürge.</text:span></text:span></text:p>
      <text:p text:style-name="P10"><text:span text:style-name="_5b_RPG_5d_Kiemelt_20_kifejezés"><text:span text:style-name="T25">+3/+4:</text:span></text:span><text:span text:style-name="_5b_RPG_5d_Kiemelt_20_kifejezés"><text:span text:style-name="T10"> Boszorkányos gyorsaságú, sokan trükkre gyanakszanak – alaptalanul. Sprintben nincs párja.</text:span></text:span></text:p>
      <text:p text:style-name="P10"><text:span text:style-name="_5b_RPG_5d_Kiemelt_20_kifejezés"><text:span text:style-name="T19">+5:<text:tab/></text:span></text:span><text:span text:style-name="_5b_RPG_5d_Kiemelt_20_kifejezés"><text:span text:style-name="T17">Észre se venni, hogy mozdult. Villámgyors. Körbefut, mire észreveszed. </text:span></text:span><text:span text:style-name="_5b_RPG_5d_Kiemelt_20_kifejezés"><text:span text:style-name="T18">TODO: Extra</text:span></text:span></text:p>
      <text:p text:style-name="Text_20_body"/>
      <text:h text:style-name="P71" text:outline-level="3">Intelligencia</text:h>
      <text:p text:style-name="Text_20_body">Jelzi szellemi felkészültségedet mind helyzetfelismerés, problémamegoldó készség terén.</text:p>
      <text:p text:style-name="P31">Nem fejleszthető tulajdonság.</text:p>
      <text:p text:style-name="P10"><text:span text:style-name="_5b_RPG_5d_Kiemelt_20_kifejezés">-5:</text:span> <text:tab/>Komplett idióta. Az evésen és alváson kívül minden kihívás számára.</text:p>
      <text:p text:style-name="P10"><text:span text:style-name="_5b_RPG_5d_Kiemelt_20_kifejezés">-4/-3:</text:span><text:span text:style-name="_5b_RPG_5d_Kiemelt_20_kifejezés"><text:span text:style-name="T8"><text:tab/>Ostoba, vagy szellemi sérült egyed. A kevés gondolkodást igénylő feladatok (pl. öldöklés fegyverrel) már nem okoznak neki gondot. Az egyszerű beszéd már megy neki.</text:span></text:span></text:p>
      <text:p text:style-name="P10"><text:span text:style-name="_5b_RPG_5d_Kiemelt_20_kifejezés">-2/-1:</text:span><text:span text:style-name="_5b_RPG_5d_Kiemelt_20_kifejezés"><text:span text:style-name="T8"> <text:tab/>Hát nem egy lángész. Annyi esze azért van, hogy inkább péknek menjen, mint írnoknak.</text:span></text:span></text:p>
      <text:p text:style-name="P10"><text:span text:style-name="_5b_RPG_5d_Kiemelt_20_kifejezés">0:</text:span><text:span text:style-name="_5b_RPG_5d_Kiemelt_20_kifejezés"><text:span text:style-name="T8"><text:tab/>Átlagos</text:span></text:span></text:p>
      <text:p text:style-name="P10"><text:span text:style-name="_5b_RPG_5d_Kiemelt_20_kifejezés">+1/+2:</text:span><text:span text:style-name="_5b_RPG_5d_Kiemelt_20_kifejezés"><text:span text:style-name="T8"><text:tab/>Gyors gondolkodású, jó problémamegoldó</text:span></text:span></text:p>
      <text:p text:style-name="P10"><text:span text:style-name="_5b_RPG_5d_Kiemelt_20_kifejezés">+3/+4:</text:span><text:span text:style-name="_5b_RPG_5d_Kiemelt_20_kifejezés"><text:span text:style-name="T8"> Csiszolt elméje, villámgyors gondolkodása bámulatba ejtő. Mágiatudó, nagy konspirátor, veszélyes politikus lehet belőle.</text:span></text:span></text:p>
      <text:p text:style-name="P10"><text:span text:style-name="_5b_RPG_5d_Kiemelt_20_kifejezés"><text:span text:style-name="T15">+5:</text:span></text:span><text:span text:style-name="_5b_RPG_5d_Kiemelt_20_kifejezés"><text:span text:style-name="T16"> <text:tab/>Mindent átlát, a legrejtettebb összefüggések is világosak számára. Ha hatalomvágyó, iszonyú veszélyt jelent a világ számára. <text:s text:c="2"/></text:span></text:span><text:span text:style-name="_5b_RPG_5d_Kiemelt_20_kifejezés"><text:span text:style-name="T18">TODO: Extra</text:span></text:span></text:p>
      <text:p text:style-name="P42"/>
      <text:h text:style-name="Heading_20_3" text:outline-level="3">Emlékezet</text:h>
      <text:p text:style-name="Text_20_body">Memóriád fejlettségét mutatja, azt hogy mekkora tehetséged van lexikális ismeretek elsajátítása.</text:p>
      <text:p text:style-name="Text_20_body">Fejleszthető tulajdonság.</text:p>
      <text:p text:style-name="P13"><text:span text:style-name="_5b_RPG_5d_Kiemelt_20_kifejezés">-5:</text:span> <text:tab/>A jelenben él. Ha régebben jobb volt a memóriája, akkor beszélni tud, de semmilyen emléke nincs. Ami 1 perccel ezelőtt volt, arra sem emlékszik.</text:p>
      <text:p text:style-name="P13"><text:span text:style-name="_5b_RPG_5d_Kiemelt_20_kifejezés">-4/-3:</text:span><text:span text:style-name="_5b_RPG_5d_Kiemelt_20_kifejezés"><text:span text:style-name="T8"> <text:tab/>Nagyon rossz memória jellemzi, képtelen megjegyezni dolgokat, a tanulás számára kínkeserv.</text:span></text:span></text:p>
      <text:p text:style-name="P13"><text:span text:style-name="_5b_RPG_5d_Kiemelt_20_kifejezés">-2/-1:</text:span><text:span text:style-name="_5b_RPG_5d_Kiemelt_20_kifejezés"><text:span text:style-name="T8"> <text:tab/>Gyakran elfelejt ezt-azt, elég szétszórt, gyakran bosszankodik, hogy már megint elfelejtett valamit.</text:span></text:span></text:p>
      <text:p text:style-name="P13"><text:span text:style-name="_5b_RPG_5d_Kiemelt_20_kifejezés">0:</text:span><text:span text:style-name="_5b_RPG_5d_Kiemelt_20_kifejezés"><text:span text:style-name="T8"><text:tab/>Átlagos</text:span></text:span></text:p>
      <text:p text:style-name="P13"><text:span text:style-name="_5b_RPG_5d_Kiemelt_20_kifejezés">+1/+2:<text:tab/></text:span><text:span text:style-name="_5b_RPG_5d_Kiemelt_20_kifejezés"><text:span text:style-name="T8">Pompás memóriája van. Mindent megjegyez, nem felejt el semmit.</text:span></text:span></text:p>
      <text:p text:style-name="P13"><text:span text:style-name="_5b_RPG_5d_Kiemelt_20_kifejezés">+3/+4:</text:span><text:span text:style-name="_5b_RPG_5d_Kiemelt_20_kifejezés"><text:span text:style-name="T8"> <text:tab/></text:span></text:span><text:span text:style-name="_5b_RPG_5d_Kiemelt_20_kifejezés"><text:span text:style-name="T16">Élő lexikon, adattár. Nem okoz számára gondot egész verseskötetek bebiflázása.</text:span></text:span></text:p>
      <text:p text:style-name="P13"><text:span text:style-name="_5b_RPG_5d_Kiemelt_20_kifejezés"><text:span text:style-name="T15">+5:</text:span></text:span><text:span text:style-name="_5b_RPG_5d_Kiemelt_20_kifejezés"><text:span text:style-name="T16"> <text:tab/>Nem tanul, olvas. Számára ez ugyanazt jelenti. Minden megragad az emlékezetében méghozzá tökéletesen. Gyermekkorában történt eseményekre is pontosan emlékszik. Képes felidézni bármely beszélgetést szó szerint. Ha alacsony az Önuralma könnyen beleőrülhet. </text:span></text:span><text:span text:style-name="_5b_RPG_5d_Kiemelt_20_kifejezés"><text:span text:style-name="T18">TODO: Extra</text:span></text:span></text:p>
      <text:p text:style-name="P13"/>
      <text:p text:style-name="Text_20_body"/>
      <text:h text:style-name="P71" text:outline-level="3">Önuralom</text:h>
      <text:p text:style-name="Text_20_body">Mutatja érzelmi kiegyensúlyozottságodat, stabilitásodat, illetve hogy mennyire vagy képes uralmi indulataidat, hangulataidat. Fontos összetevője a fájdalom elviselésének is és az Asztrális mágiaellenállásnak. </text:p>
      <text:p text:style-name="Text_20_body">Fontos megjegyezni: az Önuralom nem összekeverendő a neveltetéssel. Például a déli puszták barbárjai magas Önuralommal bírnak annak ellenére, hogy felmenőik sértegetése esetén azonnal ütnek – ez neveltetésükből ered.</text:p>
      <text:p text:style-name="P31">Fejleszthető tulajdonság.</text:p>
      <text:p text:style-name="P11"><text:span text:style-name="_5b_RPG_5d_Kiemelt_20_kifejezés"><text:span text:style-name="T5">-5:</text:span></text:span><text:span text:style-name="T5"> </text:span><text:span text:style-name="T2"><text:tab/></text:span><text:span text:style-name="_5b_RPG_5d_Kiemelt_20_kifejezés"><text:span text:style-name="T4">Őrült elmebetegek sajátja. Ösztönlény.</text:span></text:span></text:p>
      <text:p text:style-name="P11"><text:span text:style-name="_5b_RPG_5d_Kiemelt_20_kifejezés"><text:span text:style-name="T5">-4/-3: <text:tab/></text:span></text:span><text:span text:style-name="_5b_RPG_5d_Kiemelt_20_kifejezés"><text:span text:style-name="T4">Teljesen érzelmei uralják, szélsőséges hangulatváltozásai vannak, meglehetősen kiszámíthatatlan. Színlelni képtelen. Önállótlan, csordakény.</text:span></text:span></text:p>
      <text:p text:style-name="P11"><text:span text:style-name="_5b_RPG_5d_Kiemelt_20_kifejezés"><text:span text:style-name="T5">-2/-1:<text:tab/></text:span></text:span><text:span text:style-name="_5b_RPG_5d_Kiemelt_20_kifejezés"><text:span text:style-name="T4">Labilis személyiség, sokszor elragadják érzelmei, gondolkodását is inkább azok irányítják. Nem képes határozott döntéseket hozni. Érzelmei külső jeleiben is megmutatkoznak, beszédéből, mozdulataiból ránézésre látszik, ha valami baja van.</text:span></text:span></text:p>
      <text:p text:style-name="P11"><text:span text:style-name="_5b_RPG_5d_Kiemelt_20_kifejezés"><text:span text:style-name="T5">0:<text:tab/></text:span></text:span><text:span text:style-name="_5b_RPG_5d_Kiemelt_20_kifejezés"><text:span text:style-name="T4">Átlagos</text:span></text:span></text:p>
      <text:p text:style-name="P11"><text:span text:style-name="_5b_RPG_5d_Kiemelt_20_kifejezés"><text:span text:style-name="T5">+1/+2:<text:tab/></text:span></text:span><text:span text:style-name="_5b_RPG_5d_Kiemelt_20_kifejezés"><text:span text:style-name="T4">Szilárd, céltudatos személyiség, aki jól uralja indulatait, nehezen kibillenthető. Remek parancsnok válhat belőle.</text:span></text:span></text:p>
      <text:p text:style-name="P11"><text:span text:style-name="_5b_RPG_5d_Kiemelt_20_kifejezés"><text:span text:style-name="T5">+3/+4:</text:span></text:span><text:span text:style-name="_5b_RPG_5d_Kiemelt_20_kifejezés"><text:span text:style-name="T4"><text:tab/>Híres hadvezér, neves aszkéta, vagy harcművész lehet. Érzelmeit jól uralja, ha olyan a személyisége, nehezebb észrevenni, ha hazudik.</text:span></text:span></text:p>
      <text:p text:style-name="P11"><text:span text:style-name="_5b_RPG_5d_Kiemelt_20_kifejezés"><text:span text:style-name="T6">+5:</text:span></text:span><text:span text:style-name="_5b_RPG_5d_Kiemelt_20_kifejezés"><text:span text:style-name="T7"> <text:tab/>Megingathatatlan kőszikla. Tökéletesen uralja érzelmeit, teljesen el tud vonatkoztatni tőlük, kibillenteni szinte lehetetlen. Határozott, elképzeléseit mindig megvalósítja, a lehetetlen számára ismeretlen fogalom. Képes érzelmeit olyan fokon uralni, hogy külső jeleiből (testbeszéd, hang) képtelenség lelkiállapotára következtetni – leginkább egy gépre, vagy jégcsapra hasonlít. A fentiek a mágikus detektálásokat természetesen nem befolyásolják.</text:span></text:span></text:p>
      <text:p text:style-name="Text_20_body"/>
      <text:h text:style-name="P71" text:outline-level="3">Fogékonyság</text:h>
      <text:p text:style-name="Text_20_body">Az Fogékonyság a külvilág (leginkább más lények) rezdüléseinek érzékelését jeleníti. Ezen felül kisebb mértékben az érzelmi gazdagságot is jelképezi, de inkább az „detektáló” jellegű összetevő a kiemelt.</text:p>
      <text:p text:style-name="Text_20_body">Fontos összetevője művészeti képzettségeknek illetve az Emberismeretnek, valamint beleszámít az Asztrális mágiaellenállásba is.</text:p>
      <text:p text:style-name="P31">Nem fejleszthető tulajdonság.</text:p>
      <text:p text:style-name="P9"><text:span text:style-name="_5b_RPG_5d_Kiemelt_20_kifejezés">-5:</text:span> <text:span text:style-name="T23"><text:tab/></text:span><text:span text:style-name="T8">Van ő és... senki más. Teljesen érzéketlen, akár egy gép. Szeme láttára kiirthatják a családját, az sem mozdít meg benne semmit. Szörnyeteg. A művészeteket teljesen értelmetlennek tartaná, ha foglalkozna velük. De nem teszi. </text:span></text:p>
      <text:p text:style-name="P9"><text:span text:style-name="_5b_RPG_5d_Kiemelt_20_kifejezés">-4/-3:</text:span><text:span text:style-name="_5b_RPG_5d_Kiemelt_20_kifejezés"><text:span text:style-name="T8"><text:tab/>Hidegen hagyja a legtöbb dolog, sokszor ez alacsony belső motivációval párosul. Mások rezdüléseire teljes mértékben immúnis, számára csak a saját jelene létezik, a külső hatásokat meg se próbálja értelmezni. Nem indítja meg semmi, legfeljebb egy családtagja halála – egy kicsit. <text:s/>„Érzéketlen tuskó” - mondogatják. </text:span></text:span></text:p>
      <text:p text:style-name="P9"><text:span text:style-name="_5b_RPG_5d_Kiemelt_20_kifejezés">-2/-1:</text:span><text:span text:style-name="_5b_RPG_5d_Kiemelt_20_kifejezés"><text:span text:style-name="T8"><text:tab/>Nincs érzéke a hangulatok megragadásához, mágiával pszível, művészetekkel ne is próbálkozzon. Mások személyisége, mozgatórugói átláthatatlanok számára.</text:span></text:span></text:p>
      <text:p text:style-name="P9"><text:span text:style-name="_5b_RPG_5d_Kiemelt_20_kifejezés">0:</text:span><text:span text:style-name="_5b_RPG_5d_Kiemelt_20_kifejezés"><text:span text:style-name="T8"><text:tab/>Átlagos</text:span></text:span></text:p>
      <text:p text:style-name="P9"><text:span text:style-name="_5b_RPG_5d_Kiemelt_20_kifejezés">+1/+2:<text:tab/></text:span><text:span text:style-name="_5b_RPG_5d_Kiemelt_20_kifejezés"><text:span text:style-name="T8">Szenzitív típus, jól ráérez a hangulatokra, mások mozgatórugóira. Érdemes mentális gyakorlatokkal foglalkoznia.</text:span></text:span></text:p>
      <text:p text:style-name="P9"><text:span text:style-name="_5b_RPG_5d_Kiemelt_20_kifejezés">+3/+4:</text:span><text:span text:style-name="_5b_RPG_5d_Kiemelt_20_kifejezés"><text:span text:style-name="T8"><text:tab/>„A vesédbe lát” – mondogatják, és valóban. Mindig ráérez a „lékkörre”, érdemes hallgatnia az ösztöneire. Kiváló mágiatudó, emberismerő válhat belőle.</text:span></text:span></text:p>
      <text:p text:style-name="P9"><text:span text:style-name="_5b_RPG_5d_Kiemelt_20_kifejezés"><text:span text:style-name="T15">+5: </text:span></text:span><text:span text:style-name="_5b_RPG_5d_Kiemelt_20_kifejezés"><text:span text:style-name="T16">Az ilyen emberek minden apró rezdülést érzékelnek, külső hangulatok iránt rendkívül fogékonyak. Remek emberismerő, vagy nagy művész válhat belőlük. Általában érzelemgazdag emberek, de van, akinél „mindössze” fantasztikus adottság, mélyebb érzelmek nélkül. Az ilyenekből lesznek a kiváló diplomaták, rettegett boszorkányok. Hatásában megegyezik a 1-es Erősítésű Asztrálszem diszciplínával, de passzív, állandóan működő képesség.</text:span></text:span></text:p>
      <text:p text:style-name="Text_20_body"/>
      <text:h text:style-name="P75" text:outline-level="2">Érzékek (származtatott tulajdonságok)</text:h>
      <text:p text:style-name="Text_20_body">Hat van belőlük és most meglevő tulajdonságokból származtatjuk őket 1:1-ben. Emberek esetében +5 a maximum</text:p>
      <text:list xml:id="list37120306" text:style-name="L6">
        <text:list-item>
          <text:p text:style-name="P73">Intuíció <text:s/>(Fogékonyságból) <text:s text:c="3"/>(ez gyakorlatilag a 6.érzék)</text:p>
        </text:list-item>
        <text:list-item>
          <text:p text:style-name="P73">Látás <text:s text:c="2"/>(Edzettségből)</text:p>
        </text:list-item>
        <text:list-item>
          <text:p text:style-name="P73">Hallás <text:s text:c="2"/>(Edzettségből)</text:p>
        </text:list-item>
        <text:list-item>
          <text:p text:style-name="P73">Szaglás <text:s text:c="2"/>(Edzettségből)</text:p>
        </text:list-item>
        <text:list-item>
          <text:p text:style-name="P73">Tapintás <text:s text:c="2"/>(Edzettségből)</text:p>
        </text:list-item>
        <text:list-item>
          <text:p text:style-name="P73">Ízlelés <text:s text:c="2"/>(Edzettségből)</text:p>
        </text:list-item>
      </text:list>
      <text:h text:style-name="Heading_20_3" text:outline-level="3">Érzékek növelése</text:h>
      <text:p text:style-name="Text_20_body">Karakteralkotáskor (és csak akkor!) lehetőség van az egyes érzéke növelésére KP-ból.</text:p>
      <text:p text:style-name="Text_20_body"><text:span text:style-name="T22">Fontos</text:span>: az Érzékek csökkentésével NEM lehet KP-kat „visszanyerni”!</text:p>
      <text:list xml:id="list37179273" text:continue-list="list37120306" text:style-name="L6">
        <text:list-item text:start-value="1">
          <text:p text:style-name="P80">Intuíció : 10 KP / pont</text:p>
        </text:list-item>
        <text:list-item>
          <text:p text:style-name="P80">Látás: 7 KP / pont</text:p>
        </text:list-item>
        <text:list-item>
          <text:p text:style-name="P80">Hallás: 7 KP / pont</text:p>
        </text:list-item>
        <text:list-item>
          <text:p text:style-name="P80">Ízlelés/Szaglás/Tapintás: 7 KP</text:p>
        </text:list-item>
      </text:list>
      <text:p text:style-name="Text_20_body"/>
      <text:h text:style-name="Heading_20_3" text:outline-level="3">Vakság, süketség</text:h>
      <text:p text:style-name="Text_20_body">Vak, vagy süket karakter indítása esetén a karakter Látása/Hallása -5-ösnek számít, és a karakter soron kívül 1. szinten kap cserébe X KP-t.</text:p>
      <text:list xml:id="list37104427" text:style-name="L7">
        <text:list-item>
          <text:p text:style-name="P81">Vakság: + 40 KP</text:p>
        </text:list-item>
        <text:list-item>
          <text:p text:style-name="P81">Süketség: + 30 KP</text:p>
        </text:list-item>
      </text:list>
      <text:p text:style-name="Text_20_body">Fontos: ha a karakter később (nem 1.szinten) lesz vak/süket, akkor természetesen NEM jár KP bónusz.</text:p>
      <text:p text:style-name="Text_20_body"/>
      <text:h text:style-name="P75" text:outline-level="2">Tulajdonság értékek megállapítása</text:h>
      <text:p text:style-name="Text_20_body">A karakteralkotás kezdetén minden <text:span text:style-name="T11">Tulajdonságod</text:span> értéke <text:span text:style-name="_5b_RPG_5d_Kiemelt_20_kifejezés">-5</text:span>. Első lépésben ossz el <text:span text:style-name="T21">64</text:span> pontot a nyolc T<text:span text:style-name="T11">ulajdonságod</text:span> között az alábbi táblázat szerint. (Megjegyzés: nem kell mindet elköltened, tartalékolhatsz is egy későbbi nagyobb „emelésre”.)</text:p>
      <text:section text:style-name="Sect3" text:name="Szakasz1">
        <table:table table:name="Táblázat10" table:style-name="Táblázat10">
          <table:table-column table:style-name="Táblázat10.A"/>
          <table:table-column table:style-name="Táblázat10.B"/>
          <table:table-header-rows>
            <table:table-row>
              <table:table-cell table:style-name="Táblázat10.A1" office:value-type="string">
                <text:p text:style-name="P49">Tulajdonság</text:p>
              </table:table-cell>
              <table:table-cell table:style-name="Táblázat10.B1" office:value-type="string">
                <text:p text:style-name="P49">Pont költség</text:p>
              </table:table-cell>
            </table:table-row>
          </table:table-header-rows>
          <table:table-row>
            <table:table-cell table:style-name="Táblázat10.A2" office:value-type="string">
              <text:p text:style-name="P49">-5</text:p>
            </table:table-cell>
            <table:table-cell table:style-name="Táblázat10.B2" office:value-type="string">
              <text:p text:style-name="P49">-</text:p>
            </table:table-cell>
          </table:table-row>
          <table:table-row>
            <table:table-cell table:style-name="Táblázat10.A2" office:value-type="string">
              <text:p text:style-name="P49">-4</text:p>
            </table:table-cell>
            <table:table-cell table:style-name="Táblázat10.B2" office:value-type="string">
              <text:p text:style-name="P49">1</text:p>
            </table:table-cell>
          </table:table-row>
          <table:table-row>
            <table:table-cell table:style-name="Táblázat10.A2" office:value-type="string">
              <text:p text:style-name="P49">-3</text:p>
            </table:table-cell>
            <table:table-cell table:style-name="Táblázat10.B2" office:value-type="string">
              <text:p text:style-name="P49">2</text:p>
            </table:table-cell>
          </table:table-row>
          <table:table-row>
            <table:table-cell table:style-name="Táblázat10.A2" office:value-type="string">
              <text:p text:style-name="P49">-2</text:p>
            </table:table-cell>
            <table:table-cell table:style-name="Táblázat10.B2" office:value-type="string">
              <text:p text:style-name="P49">3</text:p>
            </table:table-cell>
          </table:table-row>
          <table:table-row>
            <table:table-cell table:style-name="Táblázat10.A2" office:value-type="string">
              <text:p text:style-name="P49">-1</text:p>
            </table:table-cell>
            <table:table-cell table:style-name="Táblázat10.B2" office:value-type="string">
              <text:p text:style-name="P49">4</text:p>
            </table:table-cell>
          </table:table-row>
          <table:table-row>
            <table:table-cell table:style-name="Táblázat10.A2" office:value-type="string">
              <text:p text:style-name="P49">0</text:p>
            </table:table-cell>
            <table:table-cell table:style-name="Táblázat10.B2" office:value-type="string">
              <text:p text:style-name="P49">5</text:p>
            </table:table-cell>
          </table:table-row>
          <table:table-row>
            <table:table-cell table:style-name="Táblázat10.A2" office:value-type="string">
              <text:p text:style-name="P49">+1</text:p>
            </table:table-cell>
            <table:table-cell table:style-name="Táblázat10.B2" office:value-type="string">
              <text:p text:style-name="P49">6</text:p>
            </table:table-cell>
          </table:table-row>
          <table:table-row>
            <table:table-cell table:style-name="Táblázat10.A2" office:value-type="string">
              <text:p text:style-name="P49">+2</text:p>
            </table:table-cell>
            <table:table-cell table:style-name="Táblázat10.B2" office:value-type="string">
              <text:p text:style-name="P49">8</text:p>
            </table:table-cell>
          </table:table-row>
          <table:table-row>
            <table:table-cell table:style-name="Táblázat10.A2" office:value-type="string">
              <text:p text:style-name="P49">+3</text:p>
            </table:table-cell>
            <table:table-cell table:style-name="Táblázat10.B2" office:value-type="string">
              <text:p text:style-name="P49">11</text:p>
            </table:table-cell>
          </table:table-row>
          <table:table-row>
            <table:table-cell table:style-name="Táblázat10.A2" office:value-type="string">
              <text:p text:style-name="P49">+4</text:p>
            </table:table-cell>
            <table:table-cell table:style-name="Táblázat10.B2" office:value-type="string">
              <text:p text:style-name="P49">15</text:p>
            </table:table-cell>
          </table:table-row>
          <table:table-row>
            <table:table-cell table:style-name="Táblázat10.A2" office:value-type="string">
              <text:p text:style-name="P49">+5</text:p>
            </table:table-cell>
            <table:table-cell table:style-name="Táblázat10.B2" office:value-type="string">
              <text:p text:style-name="P49">20</text:p>
            </table:table-cell>
          </table:table-row>
          <table:table-row>
            <table:table-cell table:style-name="Táblázat10.A2" office:value-type="string">
              <text:p text:style-name="P49">+6*</text:p>
            </table:table-cell>
            <table:table-cell table:style-name="Táblázat10.B2" office:value-type="string">
              <text:p text:style-name="P49">26</text:p>
            </table:table-cell>
          </table:table-row>
          <table:table-row>
            <table:table-cell table:style-name="Táblázat10.A14" table:number-columns-spanned="2" office:value-type="string">
              <text:p text:style-name="P52">* Csak faji módosítóval</text:p>
            </table:table-cell>
            <table:covered-table-cell/>
          </table:table-row>
        </table:table>
        <text:p text:style-name="P41"/>
        <text:p text:style-name="P48"/>
        <text:p text:style-name="P38">Minden negyedik karakterszinten kapsz további +<text:span text:style-name="T23">2</text:span> pontot, melyet szintén a fenti táblázat alapján fordíthatsz tulajdonságaid növelésére. Figyelem! Nem egy Tulajdonság értékét növelheted kettővel, hanem ennyi pontot kapsz, amelyből kigazdálkodhatsz egy Tulajdonság növelést. Az így kapott bónusz pontokat „tartalékolhatod” is. Például egy +3-ról +4-re való növelés költsége 4 pont, amelyre 8 szint fejlődés során tehetsz szert.</text:p>
      </text:section>
      <text:h text:style-name="P71" text:outline-level="3">Fajok</text:h>
      <text:list xml:id="list37099367" text:style-name="L8">
        <text:list-item>
          <text:p text:style-name="P97">Fajok különleges képességeit Háttér-fortélyból kelljen felvenni. TODO: kidolgozni azokat.</text:p>
        </text:list-item>
        <text:list-item>
          <text:p text:style-name="P97">Vagy: „csomagban” lehessen megvenni a fajt. Pl. Elf – 30KP <text:s/>és megkapja a spec. képességeket.</text:p>
        </text:list-item>
        <text:list-item>
          <text:p text:style-name="P97">Vagy: a<text:span text:style-name="T27"> fajok Érzék-bónuszai úgy alakulnak, hogy kötelezően meg kell venniük azokat. (még nem eldöntött!!!) <text:s text:c="4"/>Pl. egy elfnek Látásra és Hallásra +2 bónusza van.<text:line-break/>Ez 24 + 20 = 44 KP</text:span></text:p>
        </text:list-item>
      </text:list>
      <text:h text:style-name="Heading_20_4" text:outline-level="4">Módosítók, korlátok</text:h>
      <text:p text:style-name="Text_20_body">Ha nem ember fajú karaktert alkotsz, akkor figyelembe kell venned az egyes fajok tulajdonság-korlátait.</text:p>
      <text:p text:style-name="P7">ember: <text:tab/>[-5;+5] a határ mindenre</text:p>
      <text:p text:style-name="P7">elf:<text:tab/>Erő: [-5; +4] ; Edzettség: [-5; +4] ; Ügyesség [-2;+6] ; Gyorsaság [-2;+6] ; <text:line-break/><text:tab/>Fogékonyság [-3;+6] <text:line-break/><text:tab/>A „Kitartás”-t fortélyt fel <text:span text:style-name="T20">kell</text:span> vennie KP-ból, de nincs Edzettség követelménye.</text:p>
      <text:p text:style-name="P7">félelf: <text:tab/>Erő: [-5;+4] ; Gyorsaság [-4;+6]</text:p>
      <text:p text:style-name="P7">törpe: <text:tab/>Erő: [-1;+5] ; Gyorsaság [-5;+4] ; Edzettség [-2;+6] ; Emlékezet [-5;+6]; <text:line-break/><text:tab/>Fogékonyság [-5;+3] <text:s text:c="2"/><text:line-break/><text:tab/>Futásnál, úszásnál, gyaloglásnál sebessége 60%-a az emberének.</text:p>
      <text:p text:style-name="P7">ork: <text:tab/>Erő: [-1;+6] ; Edzettség [+0;+6]; Intelligencia [-5;+2] ; Fogékonyság [-5;+2]</text:p>
      <text:p text:style-name="P7"><text:tab/>ÉP bónusz: +2</text:p>
      <text:p text:style-name="P7">udvari ork:<text:tab/>Erő: [-1;+6] ; Edzettség [-1;+5]; Intelligencia [-5;+3] ; Fogékonyság [-5;+4]</text:p>
      <text:p text:style-name="P7"><text:tab/>ÉP bónusz: +2</text:p>
      <text:p text:style-name="P7">kyr-vérű: <text:tab/>Edzettség: [-5;+4] ; Önuralom [-3;+6] ; Fogékonyság [-3;+6]</text:p>
      <text:p text:style-name="P7">amund: <text:tab/>Erő [0;+5] ; Edzettség [0;+5] ; Intelligencia [-5;+3] ; Önuralom [-5;+3] ; <text:line-break/><text:tab/>Fogékonyság [-3; +6]</text:p>
      <text:p text:style-name="P7">dzsenn: <text:tab/>Intelligencia [+1;+6] ; Önuralom [+1;+6] <text:s/>;<text:line-break/><text:tab/>Kötelező a „Pszí – Dzsenn” pszí tradíció fortélyt 1.szinten</text:p>
      <text:p text:style-name="P7">gnóm: <text:tab/>Erő [-5;+2] ; Ügyesség [-2;+5], Intelligencia [+0;+6]<text:line-break/><text:tab/>Futásnál, úszásnál, gyaloglásnál sebessége 60%-a az emberének.</text:p>
      <text:p text:style-name="P7"><text:tab/>ÉP levonás: -3 <text:s/>(minimum 1)</text:p>
      <text:p text:style-name="P7">goblin: <text:tab/>Erő [-5;+2] ; Edzettség [-2;+4] ; Ügyesség [-5;+6] ; Intelligencia [-5; +2]; <text:line-break/><text:tab/>Önuralom [-5 ;+2] ;</text:p>
      <text:p text:style-name="P7"><text:soft-page-break/><text:tab/>ÉP levonás: -4 <text:s/>(minimum 1)</text:p>
      <text:p text:style-name="P12"><text:span text:style-name="T25">khál: <text:tab/>Erő [+1;+6] ; Edzettség [+1;+6] ; Ügyesség [+1;+5] ; <text:s/>Gyorsaság [+1;+6] ;<text:line-break/><text:tab/>Intelligencia [-5 ; +2] ; Önuralom [-5 ; +2]</text:span> ; Fogékonyság [-5;+3]* <text:line-break/><text:tab/><text:span text:style-name="T24">* Számukra az emberi civilizáció nehezebben érthető</text:span></text:p>
      <text:h text:style-name="Heading_20_4" text:outline-level="4"><text:s/>Hátrány</text:h>
      <text:p text:style-name="Text_20_body">Az egyes fajok pozitív tulajdonságaiért „cserébe” fel is kell áldozni valamit. Mivel ezen a világon az ember a leggyorsabban fejlődni képes lény, ezért hozzájuk képest a többi faj lassabban jut előre. Ennek szimulálását úgy jelenítjük meg, hogy magasabb a TP/Szint értékhatáruk. Hogy mennyivel, azt az alábbi táblázat szemlélteti.</text:p>
      <table:table table:name="Táblázat3" table:style-name="Táblázat3">
        <table:table-column table:style-name="Táblázat3.A"/>
        <table:table-column table:style-name="Táblázat3.B"/>
        <table:table-column table:style-name="Táblázat3.C"/>
        <table:table-row>
          <table:table-cell table:style-name="Táblázat3.A1" office:value-type="string">
            <text:p text:style-name="P62">Faj</text:p>
          </table:table-cell>
          <table:table-cell table:style-name="Táblázat3.A1" office:value-type="string">
            <text:p text:style-name="P62">TP/Szint</text:p>
          </table:table-cell>
          <table:table-cell table:style-name="Táblázat3.C1" office:value-type="string">
            <text:p text:style-name="P62">Speciális</text:p>
          </table:table-cell>
        </table:table-row>
        <table:table-row>
          <table:table-cell table:style-name="Táblázat3.A2" office:value-type="string">
            <text:p text:style-name="P59">Ember</text:p>
          </table:table-cell>
          <table:table-cell table:style-name="Táblázat3.A2" office:value-type="string">
            <text:p text:style-name="P59">1000</text:p>
          </table:table-cell>
          <table:table-cell table:style-name="Táblázat3.C2" office:value-type="string">
            <text:p text:style-name="Table_20_Contents">-</text:p>
          </table:table-cell>
        </table:table-row>
        <table:table-row>
          <table:table-cell table:style-name="Táblázat3.A2" office:value-type="string">
            <text:p text:style-name="P59">Elf</text:p>
          </table:table-cell>
          <table:table-cell table:style-name="Táblázat3.B3" office:value-type="string">
            <text:p text:style-name="P59"/>
          </table:table-cell>
          <table:table-cell table:style-name="Táblázat3.C3" office:value-type="string">
            <text:p text:style-name="Table_20_Contents"/>
          </table:table-cell>
        </table:table-row>
        <table:table-row>
          <table:table-cell table:style-name="Táblázat3.A2" office:value-type="string">
            <text:p text:style-name="P59">félelf</text:p>
          </table:table-cell>
          <table:table-cell table:style-name="Táblázat3.B3" office:value-type="string">
            <text:p text:style-name="P59"/>
          </table:table-cell>
          <table:table-cell table:style-name="Táblázat3.C3" office:value-type="string">
            <text:p text:style-name="Table_20_Contents"/>
          </table:table-cell>
        </table:table-row>
        <table:table-row>
          <table:table-cell table:style-name="Táblázat3.A2" office:value-type="string">
            <text:p text:style-name="P59">törpe</text:p>
          </table:table-cell>
          <table:table-cell table:style-name="Táblázat3.B3" office:value-type="string">
            <text:p text:style-name="P59"/>
          </table:table-cell>
          <table:table-cell table:style-name="Táblázat3.C3" office:value-type="string">
            <text:p text:style-name="Table_20_Contents"/>
          </table:table-cell>
        </table:table-row>
        <table:table-row>
          <table:table-cell table:style-name="Táblázat3.A2" office:value-type="string">
            <text:p text:style-name="P59">ork</text:p>
          </table:table-cell>
          <table:table-cell table:style-name="Táblázat3.B3" office:value-type="string">
            <text:p text:style-name="P59"/>
          </table:table-cell>
          <table:table-cell table:style-name="Táblázat3.C3" office:value-type="string">
            <text:p text:style-name="Table_20_Contents"/>
          </table:table-cell>
        </table:table-row>
        <table:table-row>
          <table:table-cell table:style-name="Táblázat3.A2" office:value-type="string">
            <text:p text:style-name="P59">udvari ork</text:p>
          </table:table-cell>
          <table:table-cell table:style-name="Táblázat3.B3" office:value-type="string">
            <text:p text:style-name="P59"/>
          </table:table-cell>
          <table:table-cell table:style-name="Táblázat3.C3" office:value-type="string">
            <text:p text:style-name="Table_20_Contents"/>
          </table:table-cell>
        </table:table-row>
        <table:table-row>
          <table:table-cell table:style-name="Táblázat3.A2" office:value-type="string">
            <text:p text:style-name="P59">kyr-vérű</text:p>
          </table:table-cell>
          <table:table-cell table:style-name="Táblázat3.B3" office:value-type="string">
            <text:p text:style-name="P59"/>
          </table:table-cell>
          <table:table-cell table:style-name="Táblázat3.C3" office:value-type="string">
            <text:p text:style-name="Table_20_Contents"/>
          </table:table-cell>
        </table:table-row>
        <table:table-row>
          <table:table-cell table:style-name="Táblázat3.A2" office:value-type="string">
            <text:p text:style-name="P59">amund</text:p>
          </table:table-cell>
          <table:table-cell table:style-name="Táblázat3.B9" office:value-type="string">
            <text:p text:style-name="P63">1100 TP / Szint</text:p>
          </table:table-cell>
          <table:table-cell table:style-name="Táblázat3.C9" office:value-type="string">
            <text:list xml:id="list37112945" text:style-name="L9">
              <text:list-item>
                <text:p text:style-name="P101">telekinézis:<text:tab/>+100 TP</text:p>
              </text:list-item>
              <text:list-item>
                <text:p text:style-name="P101">pirokinézis:<text:tab/>+100 TP</text:p>
              </text:list-item>
              <text:list-item>
                <text:p text:style-name="P101">ultralátás:<text:tab/>+150 TP</text:p>
              </text:list-item>
              <text:list-item>
                <text:p text:style-name="P101">telepátia:<text:tab/>+100 TP</text:p>
              </text:list-item>
              <text:list-item>
                <text:p text:style-name="P101">egység: <text:tab/>+??? TP</text:p>
              </text:list-item>
            </text:list>
          </table:table-cell>
        </table:table-row>
        <table:table-row>
          <table:table-cell table:style-name="Táblázat3.A2" office:value-type="string">
            <text:p text:style-name="P59">dzsenn</text:p>
          </table:table-cell>
          <table:table-cell table:style-name="Táblázat3.B3" office:value-type="string">
            <text:p text:style-name="P59"/>
          </table:table-cell>
          <table:table-cell table:style-name="Táblázat3.C3" office:value-type="string">
            <text:p text:style-name="Table_20_Contents"/>
          </table:table-cell>
        </table:table-row>
        <table:table-row>
          <table:table-cell table:style-name="Táblázat3.A2" office:value-type="string">
            <text:p text:style-name="P59">gnóm</text:p>
          </table:table-cell>
          <table:table-cell table:style-name="Táblázat3.B3" office:value-type="string">
            <text:p text:style-name="P59"/>
          </table:table-cell>
          <table:table-cell table:style-name="Táblázat3.C3" office:value-type="string">
            <text:p text:style-name="Table_20_Contents"/>
          </table:table-cell>
        </table:table-row>
        <table:table-row>
          <table:table-cell table:style-name="Táblázat3.A2" office:value-type="string">
            <text:p text:style-name="P59">goblin</text:p>
          </table:table-cell>
          <table:table-cell table:style-name="Táblázat3.B3" office:value-type="string">
            <text:p text:style-name="P59"/>
          </table:table-cell>
          <table:table-cell table:style-name="Táblázat3.C3" office:value-type="string">
            <text:p text:style-name="Table_20_Contents"/>
          </table:table-cell>
        </table:table-row>
        <table:table-row>
          <table:table-cell table:style-name="Táblázat3.A2" office:value-type="string">
            <text:p text:style-name="P59">khál</text:p>
          </table:table-cell>
          <table:table-cell table:style-name="Táblázat3.B3" office:value-type="string">
            <text:p text:style-name="P61"/>
          </table:table-cell>
          <table:table-cell table:style-name="Táblázat3.C3" office:value-type="string">
            <text:p text:style-name="P60"/>
          </table:table-cell>
        </table:table-row>
        <table:table-row>
          <table:table-cell table:style-name="Táblázat3.A14" office:value-type="string">
            <text:p text:style-name="P59">wier??</text:p>
          </table:table-cell>
          <table:table-cell table:style-name="Táblázat3.A14" office:value-type="string">
            <text:p text:style-name="P61">Szerintem hagyjuk ki...</text:p>
          </table:table-cell>
          <table:table-cell table:style-name="Táblázat3.C14" office:value-type="string">
            <text:p text:style-name="P60"/>
          </table:table-cell>
        </table:table-row>
      </table:table>
      <text:p text:style-name="Text_20_body"/>
      <text:p text:style-name="Text_20_body"/>
      <text:h text:style-name="P75" text:outline-level="2">Tulajdonságpróba</text:h>
      <text:section text:style-name="Sect4" text:name="Tulajdonságpróba_szakasz">
        <table:table table:name="Táblázat5" table:style-name="Táblázat5">
          <table:table-column table:style-name="Táblázat5.A"/>
          <table:table-column table:style-name="Táblázat5.B"/>
          <table:table-header-rows>
            <table:table-row>
              <table:table-cell table:style-name="Táblázat5.A1" table:number-columns-spanned="2" office:value-type="string">
                <text:p text:style-name="P20">Tulajdonságpróba célszámai <text:line-break/><text:span text:style-name="T24">(dobás k6-al)</text:span></text:p>
              </table:table-cell>
              <table:covered-table-cell/>
            </table:table-row>
          </table:table-header-rows>
          <table:table-row>
            <table:table-cell table:style-name="Táblázat5.A2" office:value-type="string">
              <text:p text:style-name="Text_20_body">Könnyű</text:p>
            </table:table-cell>
            <table:table-cell table:style-name="Táblázat5.B2" office:value-type="string">
              <text:p text:style-name="P20">4</text:p>
            </table:table-cell>
          </table:table-row>
          <table:table-row>
            <table:table-cell table:style-name="Táblázat5.A3" office:value-type="string">
              <text:p text:style-name="Text_20_body">Átlagos</text:p>
            </table:table-cell>
            <table:table-cell table:style-name="Táblázat5.B2" office:value-type="string">
              <text:p text:style-name="P20">5</text:p>
            </table:table-cell>
          </table:table-row>
          <table:table-row>
            <table:table-cell table:style-name="Táblázat5.A3" office:value-type="string">
              <text:p text:style-name="Text_20_body">Nehéz</text:p>
            </table:table-cell>
            <table:table-cell table:style-name="Táblázat5.B2" office:value-type="string">
              <text:p text:style-name="P20">6</text:p>
            </table:table-cell>
          </table:table-row>
          <table:table-row>
            <table:table-cell table:style-name="Táblázat5.A3" office:value-type="string">
              <text:p text:style-name="Text_20_body">Nagyon nehéz</text:p>
            </table:table-cell>
            <table:table-cell table:style-name="Táblázat5.B2" office:value-type="string">
              <text:p text:style-name="P20">7</text:p>
            </table:table-cell>
          </table:table-row>
          <table:table-row>
            <table:table-cell table:style-name="Táblázat5.A2" office:value-type="string">
              <text:p text:style-name="Text_20_body">Rendkívül nehéz </text:p>
            </table:table-cell>
            <table:table-cell table:style-name="Táblázat5.B2" office:value-type="string">
              <text:p text:style-name="P20">8</text:p>
            </table:table-cell>
          </table:table-row>
          <table:table-row>
            <table:table-cell table:style-name="Táblázat5.A2" office:value-type="string">
              <text:p text:style-name="Text_20_body">Emberfeletti</text:p>
            </table:table-cell>
            <table:table-cell table:style-name="Táblázat5.B2" office:value-type="string">
              <text:p text:style-name="P20">9</text:p>
            </table:table-cell>
          </table:table-row>
        </table:table>
        <text:p text:style-name="P20"/>
        <text:p text:style-name="P53">Mikor a karakter olyan helyzetbe kerül, hogy valamelyik Tulajdonságát kell próbára tennie, – tehát nem valamelyik képzettségét érintő ismeretre van szükség –, akkor Tulajdonságpróbát kell tennie. Ez a következőképpen történik:</text:p>
        <text:p text:style-name="Text_20_body">A KM meghatároz egy <text:span text:style-name="_5b_RPG_5d_Kiemelt_20_kifejezés">4-9-ig</text:span> terjedő célszámot nehézségnek, a játékos pedig dob <text:span text:style-name="_5b_RPG_5d_Kiemelt_20_kifejezés">k6</text:span>-al, és az eredményt hozzáadja az adott Tulajdonságának értékéhez. Ha a kapott szám nagyobb, vagy egyenlő a célszámmal, akkor a próba sikerült.</text:p>
      </text:section>
      <text:h text:style-name="Heading_20_3" text:outline-level="3">Összetett Tulajdonságpróba</text:h>
      <text:p text:style-name="P18">Ha a karakternek egy olyan összetett próbát kell tennie, ami nem intézhető el 1db dobással (pl. több fázisból álló kombinált mozdulatsor, egy összetett, hosszan tartó, hullámzó érzelemimpulzus értelmezése Fogékonyság pró<text:span text:style-name="T25">bával</text:span>), akkor igazságtalan lenne a maximális nehézséget többször megdobatni vele, hiszen így drasztikusan lecsökken az esélye a sikerre. Ilyenkor a következő módszert használjuk:</text:p>
      <text:list xml:id="list37113742" text:style-name="L10">
        <text:list-item>
          <text:p text:style-name="P82">A játékos dob egy próbát az indokolt maximális nehézségre (pl. „Nagyon nehéz” (Célszám:7))</text:p>
        </text:list-item>
        <text:list-item>
          <text:p text:style-name="P82">Ezután dob több (a KM dönti el, hány) próbát <text:span text:style-name="T23">1 fokozattal alacsonyabb nehézség ellen</text:span>. Pl. (2db Nehéz próbát). Így a siker eloszlása sokkal fokozatosabb és a biztos tudást is jobban jutalmazzuk, valamint elkerüljük, hogy egy kezdő – csak azért, mert szerencséset dobott – egy hosszú, részletes, tudását jóval meghaladó feladatot „véletlenül” megcsinálhasson. </text:p>
        </text:list-item>
        <text:list-item>
          <text:p text:style-name="P82">Hogy a másodlagos dobásból hány kell, az főleg attól függ, hogy a feladat „milyen hosszú”, mennyire „többlépcsős”.</text:p>
        </text:list-item>
        <text:list-item>
          <text:p text:style-name="P82">Ha nagyon finom bontást akarunk, akkor akár 2 fokozattal alacsonyabb nehézségre is dobathatunk akár így is: Nagyon nehéz (1db), Nehéz(1db), Átlagos (1db).</text:p>
        </text:list-item>
      </text:list>
      <text:h text:style-name="Heading_20_4" text:outline-level="4">Példa Összetett Tulajdonságpróbára</text:h>
      <text:list xml:id="list37163890" text:continue-list="list37113742" text:style-name="L10">
        <text:list-item text:start-value="1">
          <text:p text:style-name="P74">Elkapdosni a folyamatosan potyogó tányérokat</text:p>
        </text:list-item>
        <text:list-item>
          <text:p text:style-name="P85">Tetves, a tolvaj Ügyessége: +3 </text:p>
        </text:list-item>
        <text:list-item>
          <text:p text:style-name="P85">A próba „Nagyon nehéz” (Célszám: 7) </text:p>
        </text:list-item>
        <text:list-item>
          <text:p text:style-name="P85">Mivel a feladat elég komplex és időben is elhúzódhat, ezért nem intézhető el a dolog 1db dobással. A KM 1db Másodlagos próbát ír elő.</text:p>
        </text:list-item>
        <text:list-item>
          <text:p text:style-name="P85"><text:soft-page-break/>Ekkor a próbák célszámai: 7 és 6 (50% és 66% esély a sikerre). Ezzel kb. 33%-a van a sikerre (0.5*0.66). Látható, hogy az összetettebb feladatok nagyobb biztos tudást igényelnek.</text:p>
        </text:list-item>
        <text:list-item>
          <text:p text:style-name="P85">Tehát a próbák:</text:p>
        </text:list-item>
      </text:list>
      <text:list xml:id="list37122372" text:style-name="L11">
        <text:list-item>
          <text:p text:style-name="P98">1x Nagyon nehéz (7) ellen</text:p>
        </text:list-item>
        <text:list-item>
          <text:p text:style-name="P98">1x Nehéz (6) ellen</text:p>
        </text:list-item>
      </text:list>
      <text:p text:style-name="Text_20_body"/>
      <text:h text:style-name="P71" text:outline-level="3">Kombinált próbák</text:h>
      <text:p text:style-name="P15">Az összetett próbákhoz hasonlóak a Kombinált próbák: adódhat olyan helyzet, hogy a karakternek több fajta Tulajdonságát kell próbára tenni egy adott szituációban. Pl. Erő és Ügyességpróbát is dobnia kell.</text:p>
      <text:p text:style-name="P15">Ilyenkor a KM határozza meg a feladat nehézségét és jelölje ki az elsődleges Tulajdonságot, azaz, hogy az adott szituációban melyik a dominánsabb, fontosabb. Tehát a fenti példánál maradva inkább az Erőre, vagy az Ügyességre van nagyobb szükség.</text:p>
      <text:p text:style-name="P15">Ezután a kiválasztott elsődleges Tulajdonságra dobjon próbát a karakter a KM által előzően meghatározott nehézségre, majd pedig egy másik próbát a másodlagos Tulajdonságra, a fenti nehézségnél 1-el könnyebb fokozattal.</text:p>
      <text:p text:style-name="P16">Figyelem:</text:p>
      <text:p text:style-name="P15">A fenti szám nincs kőbe vésve! Ha a KM a másodlagos Tulajdonság szerepét még kevésbé érzi fontosnak, akkor akár 2-vel, vagy 3-al is csökkentheti annak Tulajdonságpróbáját.</text:p>
      <text:p text:style-name="P15"><text:span text:style-name="T21">Példa</text:span>:</text:p>
      <text:p text:style-name="P15">Továbbra is az első példánál maradva: ha a feladat „Nagyon nehéz” <text:s/>(7) és a KM az adott szituációban az Erő Tulajdonságot ítéli elsődlegesnek, akkor a dobandó próbák a következőek lesznek:</text:p>
      <text:list xml:id="list37099009" text:style-name="L12">
        <text:list-item>
          <text:p text:style-name="P94">Erőpróba: Nagyon nehéz (7) ellen</text:p>
        </text:list-item>
        <text:list-item>
          <text:p text:style-name="P94">Ügyességpróba: Nehéz (6) ellen</text:p>
        </text:list-item>
      </text:list>
      <text:p text:style-name="P21">(Ha a KM szerint ebben az esetben az Ügyességpróba csak „apró kiegészítő”, akkor az arra dobandó próba lehet „Átlagos” (5), vagy „Könnyű” (4) is)</text:p>
      <text:h text:style-name="Heading_20_3" text:outline-level="3">Tulajdonság ellenpróba</text:h>
      <text:p text:style-name="Text_20_body">Ha két karakternek össze kell mérnie tudását egy konkrét Tulajdonsággal kapcsolatban (például ki tud tovább pénzt pörgetni a kezén), akkor Tulajdonság ellenpróbát kell dobniuk, amely a következőképpen néz ki:</text:p>
      <text:p text:style-name="P5">Mindkét játékos dob (NJK esetén természetesen a KM) <text:span text:style-name="_5b_RPG_5d_Kiemelt_20_kifejezés">k6</text:span>-al, és az eredményt hozzáadja az adott Tulajdonságának értékéhez. Aki nagyobb számot kap eredményül, az nyer. Ha az eredmények azonosak, akkor patthelyzet alakul ki, a KM belátása szerint (esetleg némi idő elteltével) új ellenpróba dobható. Ha az adott szituációban nem lehetséges patthelyzet, akkor újra kell dobni k6-al (ekkor már nem kell hozzáadni a Tulajdonság értékét) és a nagyobb szám nyer.</text:p>
      <text:p text:style-name="P5">A fentiek alól kivételt képez az Erő-ellenpróba. Ott dobás nélkül mindig a nagyobb Erő Tulajdonsággal rendelkező karakter nyer.</text:p>
      <text:p text:style-name="P5"/>
      <text:p text:style-name="Text_20_body"/>
      <text:h text:style-name="P75" text:outline-level="2">Életerő pontok</text:h>
      <text:p text:style-name="Text_20_body">Minden élőlény a benne keringő testi és lelki energiának, az életerőnek köszönheti, hogy különbözik a közönséges tárgyaktól. Ez az energia ad életet, ha elhagyja testünk, meghalunk. Ezt szimuláljuk az ún. Életerő pontokkal. Hogy kinek mennyi van belőle (mennyivel életerősebb), az a karakterek Edzettség értékétől függ. Kiszámolása a következőképpen történik:</text:p>
      <text:p text:style-name="P30"><text:s/></text:p>
      <table:table table:name="Táblázat1" table:style-name="Táblázat1">
        <table:table-column table:style-name="Táblázat1.A"/>
        <table:table-header-rows>
          <table:table-row>
            <table:table-cell table:style-name="Táblázat1.A1" office:value-type="string">
              <text:p text:style-name="P8">ÉP=12 + (Edzettség x2 )</text:p>
            </table:table-cell>
          </table:table-row>
        </table:table-header-rows>
      </table:table>
      <text:p text:style-name="P28"><text:s/></text:p>
      <text:section text:style-name="Sect5" text:name="szakasz1">
        <text:p text:style-name="P55"><text:s/></text:p>
        <text:p text:style-name="P55"/>
        <table:table table:name="Táblázat2" table:style-name="Táblázat2">
          <table:table-column table:style-name="Táblázat2.A" table:number-columns-repeated="3"/>
          <table:table-column table:style-name="Táblázat2.D"/>
          <table:table-header-rows>
            <table:table-row>
              <table:table-cell table:style-name="Táblázat2.A1" table:number-columns-spanned="4" office:value-type="string">
                <text:p text:style-name="P50">Életerő Pontok</text:p>
              </table:table-cell>
              <table:covered-table-cell/>
              <table:covered-table-cell/>
              <table:covered-table-cell/>
            </table:table-row>
          </table:table-header-rows>
          <table:table-row>
            <table:table-cell table:style-name="Táblázat2.A2" office:value-type="string">
              <text:p text:style-name="_5b_RPG_5d__20_Táblázattartalom_20_1">S1<text:line-break/><text:span text:style-name="T26">(ÉP/4)</text:span></text:p>
            </table:table-cell>
            <table:table-cell table:style-name="Táblázat2.A2" office:value-type="string">
              <text:p text:style-name="_5b_RPG_5d__20_Táblázattartalom_20_1">S2<text:line-break/><text:span text:style-name="T26">(ÉP/4)</text:span></text:p>
            </table:table-cell>
            <table:table-cell table:style-name="Táblázat2.A2" office:value-type="string">
              <text:p text:style-name="_5b_RPG_5d__20_Táblázattartalom_20_1">S3<text:line-break/><text:span text:style-name="T26">(ÉP/4)</text:span></text:p>
            </table:table-cell>
            <table:table-cell table:style-name="Táblázat2.D2" office:value-type="string">
              <text:p text:style-name="_5b_RPG_5d__20_Táblázattartalom_20_1">S4<text:line-break/><text:span text:style-name="T26">(ÉP/4)</text:span></text:p>
            </table:table-cell>
          </table:table-row>
          <table:table-row>
            <table:table-cell table:style-name="Táblázat2.A3" office:value-type="string">
              <text:p text:style-name="_5b_RPG_5d__20_Táblázattartalom_20_1"/>
            </table:table-cell>
            <table:table-cell table:style-name="Táblázat2.A3" office:value-type="string">
              <text:p text:style-name="_5b_RPG_5d__20_Táblázattartalom_20_1"/>
            </table:table-cell>
            <table:table-cell table:style-name="Táblázat2.A3" office:value-type="string">
              <text:p text:style-name="_5b_RPG_5d__20_Táblázattartalom_20_1"/>
            </table:table-cell>
            <table:table-cell table:style-name="Táblázat2.D3" office:value-type="string">
              <text:p text:style-name="P51"/>
            </table:table-cell>
          </table:table-row>
          <table:table-row>
            <table:table-cell table:style-name="Táblázat2.A3" office:value-type="string">
              <text:p text:style-name="_5b_RPG_5d__20_Táblázattartalom_20_1"/>
            </table:table-cell>
            <table:table-cell table:style-name="Táblázat2.A3" office:value-type="string">
              <text:p text:style-name="_5b_RPG_5d__20_Táblázattartalom_20_1"/>
            </table:table-cell>
            <table:table-cell table:style-name="Táblázat2.A3" office:value-type="string">
              <text:p text:style-name="_5b_RPG_5d__20_Táblázattartalom_20_1"/>
            </table:table-cell>
            <table:table-cell table:style-name="Táblázat2.D3" office:value-type="string">
              <text:p text:style-name="P51"/>
            </table:table-cell>
          </table:table-row>
          <table:table-row>
            <table:table-cell table:style-name="Táblázat2.A3" office:value-type="string">
              <text:p text:style-name="_5b_RPG_5d__20_Táblázattartalom_20_1"/>
            </table:table-cell>
            <table:table-cell table:style-name="Táblázat2.A3" office:value-type="string">
              <text:p text:style-name="_5b_RPG_5d__20_Táblázattartalom_20_1"/>
            </table:table-cell>
            <table:table-cell table:style-name="Táblázat2.A3" office:value-type="string">
              <text:p text:style-name="_5b_RPG_5d__20_Táblázattartalom_20_1"/>
            </table:table-cell>
            <table:table-cell table:style-name="Táblázat2.D3" office:value-type="string">
              <text:p text:style-name="P51"/>
            </table:table-cell>
          </table:table-row>
          <table:table-row>
            <table:table-cell table:style-name="Táblázat2.A3" office:value-type="string">
              <text:p text:style-name="_5b_RPG_5d__20_Táblázattartalom_20_1"/>
            </table:table-cell>
            <table:table-cell table:style-name="Táblázat2.A3" office:value-type="string">
              <text:p text:style-name="_5b_RPG_5d__20_Táblázattartalom_20_1"/>
            </table:table-cell>
            <table:table-cell table:style-name="Táblázat2.A3" office:value-type="string">
              <text:p text:style-name="_5b_RPG_5d__20_Táblázattartalom_20_1"/>
            </table:table-cell>
            <table:table-cell table:style-name="Táblázat2.D3" office:value-type="string">
              <text:p text:style-name="P51"/>
            </table:table-cell>
          </table:table-row>
          <table:table-row>
            <table:table-cell table:style-name="Táblázat2.A7" office:value-type="string">
              <text:p text:style-name="_5b_RPG_5d__20_Táblázattartalom_20_1"/>
            </table:table-cell>
            <table:table-cell table:style-name="Táblázat2.A7" office:value-type="string">
              <text:p text:style-name="_5b_RPG_5d__20_Táblázattartalom_20_1"/>
            </table:table-cell>
            <table:table-cell table:style-name="Táblázat2.C7" office:value-type="string">
              <text:p text:style-name="P51"/>
            </table:table-cell>
            <table:table-cell table:style-name="Táblázat2.D7" office:value-type="string">
              <text:p text:style-name="P51"/>
            </table:table-cell>
          </table:table-row>
        </table:table>
        <text:p text:style-name="P4"><text:s/><text:span text:style-name="T24"><text:s/></text:span></text:p>
        <text:p text:style-name="P54">A karakter aktuális fizikai állapotát az <text:span text:style-name="T23">Életerő Pontok</text:span> (ÉP) száma határozza meg, melyeket 4 egészség kategória közt a táblázatban egyenlő arányban (össz ÉP 1/4-e minden oszlopba) osztunk el. Ha maradékos az osztás, akkor a maradékot balról jobbra osszuk el. </text:p>
        <text:p text:style-name="P29">Ezek az ún. sebesülés kategóriák szimulálják, hogy milyen állapotban van a karakter. Az S1 az enyhén sérült, az S4 pedig a halálosan sérült állapotot jelöli.</text:p>
        <text:p text:style-name="P5"><text:span text:style-name="_5b_RPG_5d__20_Kiemelt_20_kifejezés"><text:span text:style-name="T8">Az egyes kategóriák jelölésében az „S” a „Sebesülés” -re utal, a szám utána pedig könnyen azonosítja állapotunkat.</text:span></text:span></text:p>
        <text:p text:style-name="P56"/>
      </text:section>
      <text:p text:style-name="P5"><text:span text:style-name="_5b_RPG_5d__20_Kiemelt_20_kifejezés"><text:span text:style-name="T8">A fenti ábra 18ÉP elosztását mutatja be.</text:span></text:span></text:p>
      <text:p text:style-name="P5"><text:span text:style-name="_5b_RPG_5d__20_Kiemelt_20_kifejezés"><text:span text:style-name="T23">Kábulat ÉP (KT): </text:span></text:span><text:span text:style-name="_5b_RPG_5d__20_Kiemelt_20_kifejezés"><text:span text:style-name="T8">Verekedésnél, leütésnél, kábulatnál, rosszullétnél használjuk a Kábulat ÉP Pontot (KT). Hatása ugyanolyan, mint az ÉP vesztés (lásd Sebesülés fejezet), de nem okozhat halált, mivel nem jár strukturális károsodással. Óránként 1 jön vissza. (Alvás közben óránként 2) Alapállapotban nem létezik. Kifejtését lásd a </text:span></text:span><text:span text:style-name="_5b_RPG_5d__20_Kiemelt_20_kifejezés"><text:span text:style-name="T23">Harcrendszer Életerő</text:span></text:span><text:span text:style-name="_5b_RPG_5d__20_Kiemelt_20_kifejezés"><text:span text:style-name="T8"> fejezetében.</text:span></text:span></text:p>
      <text:h text:style-name="Heading_20_2" text:outline-level="2">Méregellenállás</text:h>
      <text:p text:style-name="P33">A Méregellenállás próba egyszerű Tulajdonság próba, melynél a karakter Edzettség Tulajdonsága számít.</text:p>
      <table:table table:name="Tábla6" table:style-name="Tábla6">
        <table:table-column table:style-name="Tábla6.A"/>
        <table:table-row>
          <table:table-cell table:style-name="Tábla6.A1" office:value-type="string">
            <text:p text:style-name="P34"><text:span text:style-name="T23">Méregellenállás <text:s text:c="2"/></text:span><text:line-break/>(Edzettség + k6) <text:s/><text:span text:style-name="T23">vs</text:span> <text:s/>Méreg Erőssége*</text:p>
          </table:table-cell>
        </table:table-row>
      </table:table>
      <text:p text:style-name="P39"><text:span text:style-name="T8">*</text:span>A méregellenállást a méreg Erőssége (és NEM szintje) ellen kell dobni!!!</text:p>
      <text:p text:style-name="P26"><text:soft-page-break/>Másodlagos hatás</text:p>
      <text:p text:style-name="P17"><text:span text:style-name="_5b_RPG_5d__20_Áthúzott"><text:span text:style-name="T32">A mérgeknek lehet ún. </text:span></text:span><text:span text:style-name="_5b_RPG_5d__20_Áthúzott"><text:span text:style-name="T35">Másodlagos hatása</text:span></text:span><text:span text:style-name="_5b_RPG_5d__20_Áthúzott"><text:span text:style-name="T32">, amely a sikeres próba esetén következik be. Ennek hatása legfeljebb a rendes hatásnál 1-el (</text:span></text:span><text:span text:style-name="_5b_RPG_5d__20_Áthúzott"><text:span text:style-name="T33">2-vel???</text:span></text:span><text:span text:style-name="_5b_RPG_5d__20_Áthúzott"><text:span text:style-name="T32">) alacsonyabb kategóriájú lehet. <text:line-break/>(Pl. Halál</text:span></text:span><text:span text:style-name="_5b_RPG_5d__20_Áthúzott"><text:span text:style-name="T34">→</text:span></text:span><text:span text:style-name="_5b_RPG_5d__20_Áthúzott"><text:span text:style-name="T37">Életveszély(</text:span></text:span><text:span text:style-name="_5b_RPG_5d__20_Áthúzott"><text:span text:style-name="T38">vagy Bódulat)</text:span></text:span><text:span text:style-name="_5b_RPG_5d__20_Áthúzott"><text:span text:style-name="T37">)</text:span></text:span></text:p>
      <text:p text:style-name="P42"><text:span text:style-name="_5b_RPG_5d__20_Áthúzott"><text:span text:style-name="T32"/></text:span></text:p>
      <text:h text:style-name="Heading_20_2" text:outline-level="2">Mágiaellenállás</text:h>
      <text:p text:style-name="P37">Lásd a <text:span text:style-name="T23">Pszi</text:span> doksit.</text:p>
      <text:p text:style-name="P37">Majd ha ott kész, akkor beírni ide.</text:p>
      <text:h text:style-name="Heading_20_2" text:outline-level="2">Fejlődés</text:h>
      <text:p text:style-name="Text_20_body">A karakter kalandjai során sokat tapasztal, ezáltal tanul. A tanulás folyamata a km100 rendszerében a tapasztaláson keresztül valósul meg. Minden olyan tett, cselekedet, élmény során, amely a karakter épülését, fejlődését szolgálja ún. Tapasztalati Pontot (TP) ad.</text:p>
      <text:p text:style-name="Text_20_body">1000 TP összegyűjtése után a karakter szintet lép és a karakteralkotásnál meghatározott szabályok szerint növelheti karaktere egyes értékeit az ún. Karakter Pontokból (KP), melyeket ilyenkor kap. Ez utóbbi pontok elköltéséről láss alább egy rövid összegzést.</text:p>
      <text:p text:style-name="P24"/>
      <text:h text:style-name="P75" text:outline-level="2">Karakter pontok (KP) elosztása</text:h>
      <text:p text:style-name="P58">KP = 150 + (Tapasztalati szint <text:s/>x <text:s/>(80 + Intelligencia)) <text:s/>+ (Tapasztalati szint x (15KP+Emlékezet))<text:span text:style-name="T8"><text:line-break/>(ez utóbbi NEM harci/misztikus ismeretekre mehet csak)</text:span></text:p>
      <text:p text:style-name="P57">A karakterek 1. szinten <text:span text:style-name="T23">150 KP-</text:span><text:span text:style-name="T8">t (KP Alap), </text:span>valamint minden szinten (elsőn is) <text:span text:style-name="T23">(80+Intelligencia) KP-t</text:span> kapnak. Ezen felül további (<text:span text:style-name="T8">15KP+Emlékezet) KP-t szintenként, amit csak olyan ismeretre fordíthat, ami nem harci/misztikus jellegű. </text:span>A játékosnak ezen Karakter Pontjaiból kell felvennie a következőket:</text:p>
      <text:list xml:id="list37103972" text:style-name="L13">
        <text:list-item>
          <text:p text:style-name="P99">Képzettségek</text:p>
        </text:list-item>
      </text:list>
      <text:list xml:id="list37113072" text:style-name="L14">
        <text:list-item text:start-value="1">
          <text:p text:style-name="P86"><text:span text:style-name="_5b_RPG_5d__20_Kiemelt_20_kifejezés"><text:span text:style-name="T3">A harci és misztikus képzettségek szintje legfeljebb (</text:span></text:span><text:span text:style-name="_5b_RPG_5d__20_Kiemelt_20_kifejezés"><text:span text:style-name="T1">szint+3</text:span></text:span><text:span text:style-name="_5b_RPG_5d__20_Kiemelt_20_kifejezés"><text:span text:style-name="T3">) lehet</text:span></text:span></text:p>
        </text:list-item>
        <text:list-item>
          <text:p text:style-name="P86"><text:span text:style-name="_5b_RPG_5d__20_Kiemelt_20_kifejezés"><text:span text:style-name="T3">A többi képzettség értéke pedig legfeljebb (</text:span></text:span><text:span text:style-name="_5b_RPG_5d__20_Kiemelt_20_kifejezés"><text:span text:style-name="T1">szint+8</text:span></text:span><text:span text:style-name="_5b_RPG_5d__20_Kiemelt_20_kifejezés"><text:span text:style-name="T3">) lehet</text:span></text:span></text:p>
        </text:list-item>
        <text:list-item>
          <text:p text:style-name="P86"><text:span text:style-name="_5b_RPG_5d__20_Kiemelt_20_kifejezés"><text:span text:style-name="T3">Szintlépéskor legfeljebb </text:span></text:span><text:span text:style-name="_5b_RPG_5d__20_Kiemelt_20_kifejezés"><text:span text:style-name="T1">2-vel</text:span></text:span><text:span text:style-name="_5b_RPG_5d__20_Kiemelt_20_kifejezés"><text:span text:style-name="T3"> növelhetőek a képzettségek, kivéve, ha 0-ról akar valaki egy képzettséget tanulni. Ilyenkor szintlépéskor maximum </text:span></text:span><text:span text:style-name="_5b_RPG_5d__20_Kiemelt_20_kifejezés"><text:span text:style-name="T1">3.szintre</text:span></text:span><text:span text:style-name="_5b_RPG_5d__20_Kiemelt_20_kifejezés"><text:span text:style-name="T3"> növelheti egy lépésben az ilyen képzettséget.</text:span></text:span></text:p>
        </text:list-item>
        <text:list-item>
          <text:p text:style-name="P86"><text:span text:style-name="_5b_RPG_5d__20_Kiemelt_20_kifejezés"><text:span text:style-name="T3">Egy Átlagos, vagy Specializáció képzettség legfeljebb 3-al lehet magasabb, mint az őt magába foglaló Átfogó, vagy Átlagos képzettség. Ha nincs fölé tartozó képzettség (pl. Nyelvismeret esetén), akkor természetesen nincs felső korlát.</text:span></text:span></text:p>
        </text:list-item>
        <text:list-item>
          <text:p text:style-name="P86"><text:span text:style-name="_5b_RPG_5d__20_Kiemelt_20_kifejezés"><text:span text:style-name="T3">A képzettségek egyes kiemelt szintjeinek is lehetnek követelményei! Magas szinten főleg.</text:span></text:span></text:p>
        </text:list-item>
      </text:list>
      <text:list xml:id="list37163358" text:continue-list="list37103972" text:style-name="L13">
        <text:list-item text:start-value="1">
          <text:p text:style-name="P99">Fortélyok</text:p>
        </text:list-item>
      </text:list>
      <text:list xml:id="list37118449" text:style-name="L15">
        <text:list-item>
          <text:p text:style-name="P87">Nehézségük és összetettségük szerint csoportosítjuk őket. Lehetnek 1, vagy több fokúak.</text:p>
        </text:list-item>
        <text:list-item>
          <text:p text:style-name="P87">Minden fok költsége: 15KP</text:p>
        </text:list-item>
        <text:list-item>
          <text:p text:style-name="P87">Több fokú Fortélyoknál szintenként csak egy fokot lehet fejlődni akkor is, ha lenne elég KP több fokra is! Ez alól kivétel az 1. szint (karakteralkotás).</text:p>
        </text:list-item>
        <text:list-item>
          <text:p text:style-name="P87">Egy szintlépés alkalmával nem vehető fel két olyan Fortély, amely ugyanazt a jellemzőt/képzettséget, stb módosítja.</text:p>
        </text:list-item>
        <text:list-item>
          <text:p text:style-name="P87">A fortélyoknak lehetnek követelményei: Tulajdonságok elvárt értékei, képzettségek elvárt szintje, esetleg más fortélyok megléte, vagy valamilyen nem számszerűsíthető körülmény.</text:p>
        </text:list-item>
      </text:list>
      <text:list xml:id="list37183234" text:continue-list="list37163358" text:style-name="L13">
        <text:list-item text:start-value="1">
          <text:p text:style-name="P95">Harcérték módosítók (HM)</text:p>
        </text:list-item>
        <text:list-item>
          <text:p text:style-name="P88">1 HM/CM = 5 KP</text:p>
        </text:list-item>
        <text:list-item>
          <text:p text:style-name="P89">max (6+Ügyesség) HM/szint <text:s text:c="2"/><text:span text:style-name="T24">(HM = „puszta kezes” HM, amibe a TÉ és VÉ tartozik bele)</text:span></text:p>
        </text:list-item>
        <text:list-item>
          <text:p text:style-name="P89">max 4 CM/szint <text:s text:c="2"/><text:span text:style-name="T24">(CM = Célzó Érték Módosító, ami a CÉ-re fordítandó harcérték módosítót jelöli)</text:span></text:p>
        </text:list-item>
        <text:list-item>
          <text:p text:style-name="P90">max 5 HM/szint tehető egy harcértékre</text:p>
        </text:list-item>
        <text:list-item>
          <text:p text:style-name="P95">Mana pontok, tanult Mágikus tradíció (ha van), Mágiaiskolák</text:p>
        </text:list-item>
        <text:list-item>
          <text:p text:style-name="P88"><text:soft-page-break/>1 Mana pont = 3 KP</text:p>
        </text:list-item>
        <text:list-item>
          <text:p text:style-name="P88">Mágikus tradíciók: 50KP-ba kerülnek (csak 1x vehetőek fel) és követelményeik vannak (van amelyik, csak 1.szinten vehető fel). <text:s/><text:span text:style-name="T24">(Például: Kyr mozaikmágia, Vulgármágia, stb.)</text:span></text:p>
        </text:list-item>
        <text:list-item>
          <text:p text:style-name="P88">Mágiaiskolák: Átlagos képzettségek. Csak azok a mágiaiskolák tanulhatóak, amelyek a karakter által ismert mágia tradíció alá tartoznak.</text:p>
        </text:list-item>
      </text:list>
      <text:list xml:id="list37100017" text:style-name="L16">
        <text:list-item>
          <text:p text:style-name="P96">Pszí tradíció, Pszí iskolák, Pszí pontok</text:p>
        </text:list-item>
        <text:list-item>
          <text:p text:style-name="P91"><text:span text:style-name="T29">1</text:span><text:span text:style-name="T28">ψ</text:span><text:span text:style-name="T29">p = 2 KP</text:span></text:p>
        </text:list-item>
        <text:list-item>
          <text:p text:style-name="P91"><text:span text:style-name="T29">Pszí-alkalmazás: 4 fokú fortély egyre erősebb követelményekkel. Az alkalmazás fokát adja, nélküle nem lehet </text:span><text:span text:style-name="T28">ψ</text:span><text:span text:style-name="T29">p-ot venni, vagy </text:span><text:span text:style-name="T28">ψ</text:span><text:span text:style-name="T29"> tradíciót tanulni.</text:span></text:p>
        </text:list-item>
        <text:list-item>
          <text:p text:style-name="P100">Pszí tradíciók: átlagos képzettségek: vannak erősségeik és csak bizonyos diszciplínákat ismernek</text:p>
        </text:list-item>
      </text:list>
      <text:p text:style-name="P43">Manőverek</text:p>
      <text:list xml:id="list37120803" text:style-name="L17">
        <text:list-item text:start-value="1">
          <text:p text:style-name="P92">pl. lábsöprés, lefegyverzés, átdobás</text:p>
        </text:list-item>
        <text:list-item>
          <text:p text:style-name="P92"><text:span text:style-name="T8">Kivételek, mert </text:span><text:span text:style-name="T23">NEM</text:span> KP-ba, hanem Manőverfejlesztő Pontba (<text:span text:style-name="T23">MFP</text:span>) kerülnek, amit automatikusan kap a játékos. <text:s/><text:span text:style-name="T24">(</text:span><text:span text:style-name="T30">ΣMFP = összes </text:span><text:span text:style-name="T31">nem-távolsági</text:span><text:span text:style-name="T30"> <text:s/>harcmodor szintek összege) </text:span></text:p>
        </text:list-item>
        <text:list-item>
          <text:p text:style-name="P92">Nem mind fejleszthető MFP-ből, van amit ráköltés nélkül simán „meg lehet csinálni”. De a legtöbb puszta végrehajtásának is van szituációs, vagy egyéb követelménye.</text:p>
        </text:list-item>
      </text:list>
      <text:p text:style-name="P35"/>
      <text:h text:style-name="Heading_20_2" text:outline-level="2">Harcértékek, Jellemzők</text:h>
      <text:p text:style-name="Text_20_body">Hogy egy karakter milyen tapasztalt a harc terén, azt harcértékeivel jellemezzük. Nyilvánvaló, hogy aki inkább a fegyverforgatás az élete, annak jobbak a harcértékei, mint annak, aki mágikus tudományokban mélyül el. A harcértékek tárgyalását lásd a Harcrendszer fejezet 2.2.1-es „Harcértékek” alfejezetében!</text:p>
      <text:p text:style-name="P24"/>
      <text:h text:style-name="P76" text:outline-level="1">Képzettségek</text:h>
      <text:p text:style-name="Text_20_body">A Karakteralkotás és a Képzettségrendszer kikerült egy külön doksiba.</text:p>
      <text:p text:style-name="Text_20_body"/>
      <text:h text:style-name="Heading_20_1" text:outline-level="1">Fortélyok</text:h>
      <text:p text:style-name="Text_20_body">Kitéve külön doksiba.</text:p>
      <text:p text:style-name="Text_20_body"/>
      <text:p text:style-name="Text_20_body"/>
      <text:p text:style-name="Text_20_body"/>
      <text:p text:style-name="Text_20_body"/>
      <text:h text:style-name="P76" text:outline-level="1">Nem játékos karakterek</text:h>
      <text:p text:style-name="Text_20_body">A nem játékos karakterek, azaz az „NJK”-k a történet során felbukkanó olyan alakok, akiket nem a játékosok, hanem a KM személyesít meg és ő is irányítja őket. Céljaikat, gondolataikat a KM határozza meg, az a játékosok számára ismeretlen (kivéve persze, ha az NJK úgy dönt közli azokat, vagy valamilyen kényszerítő eszközzel kiszedik belőle).</text:p>
      <table:table table:name="Táblázat6" table:style-name="Táblázat6">
        <table:table-column table:style-name="Táblázat6.A"/>
        <table:table-row>
          <table:table-cell table:style-name="Táblázat6.A1" office:value-type="string">
            <text:p text:style-name="P20">NJK-kra nem érvényes a szint+3 képzettség limit!</text:p>
          </table:table-cell>
        </table:table-row>
      </table:table>
      <text:h text:style-name="Heading_20_2" text:outline-level="2">NJK szintek</text:h>
      <text:p text:style-name="Text_20_body">Egy egyszerű paraszt öregkorára elérheti a 3-4. szintet is. Ez persze nem jár automatikus harcérték emelkedéssel, hiszen a km100 rendszerében csak az nő, amire költünk. Kivétel ez alól a Tudatalatti Mágiaellenállás (TME), amely a tapasztalattal és korral lassan magától nő.</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0"/>
      <text:p text:style-name="P46">--</text:p>
      <text:p text:style-name="P47">Creative Commons License</text:p>
      <text:p text:style-name="P45"><text:span text:style-name="T46">Ezen dokumentum maga, továbbá részletei, vagy másolatai kizárólag a Creative Commons <text:s/>„Nevezd meg!-Ne add el!-Így add tovább! 2.5 Magyarország” </text:span><text:span text:style-name="_5b_RPG_5d__20_Áthúzott"><text:span text:style-name="T45">Licenc feltételeinek megfelelően használható fel</text:span></text:span><text:span text:style-name="_5b_RPG_5d__20_Áthúzott"><text:span text:style-name="T41">. </text:span></text:span></text:p>
      <text:p text:style-name="P45"><text:span text:style-name="_5b_RPG_5d__20_Áthúzott"><text:span text:style-name="T42">Ailtas, 2008 </text:span></text:span></text:p>
      <text:p text:style-name="P45"><text:span text:style-name="_5b_RPG_5d__20_Áthúzott"><text:span text:style-name="T43">(</text:span></text:span><text:span text:style-name="_5b_RPG_5d__20_Áthúzott"><text:span text:style-name="T44">CC</text:span></text:span><text:span text:style-name="_5b_RPG_5d__20_Áthúzott"><text:span text:style-name="T43">(BY-NC-SA))</text:span></text:span><text:span text:style-name="_5b_RPG_5d__20_Áthúzott"><text:span text:style-name="T42"> Fekete Bálint, 2008</text:span></text:span></text:p>
      <text:p text:style-name="P45"><text:span text:style-name="_5b_RPG_5d__20_Áthúzott"><text:span text:style-name="T42">--</text:span></text:span></text:p>
      <text:p text:style-name="P44"><text:span text:style-name="_5b_RPG_5d__20_Áthúzott"><text:span text:style-name="T36"><tex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Lucidasans, 'Lucida Sans', 'Arial Unicode MS'"/>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Berylium1" svg:font-family="Berylium" style:font-adornments="Félkövér" style:font-pitch="variable"/>
    <style:font-face style:name="Berylium" svg:font-family="Berylium" style:font-adornments="Félkövér dőlt" style:font-pitch="variable"/>
    <style:font-face style:name="FreeSerif3" svg:font-family="FreeSerif" style:font-pitch="variable"/>
    <style:font-face style:name="FreeSerif" svg:font-family="FreeSerif" style:font-adornments="Dőlt" style:font-pitch="variable"/>
    <style:font-face style:name="FreeSerif4" svg:font-family="FreeSerif" style:font-adornments="Félkövér" style:font-pitch="variable"/>
    <style:font-face style:name="FreeSerif1" svg:font-family="FreeSerif" style:font-adornments="Félkövér dőlt" style:font-pitch="variable"/>
    <style:font-face style:name="FreeSerif2"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Sans L" svg:font-family="'Nimbus Sans L'" style:font-pitch="variable"/>
    <style:font-face style:name="Sans Serif" svg:font-family="'Sans Serif'" style:font-pitch="variable"/>
    <style:font-face style:name="Tahoma" svg:font-family="Tahoma, Lucidasans, 'Lucida Sans', 'Arial Unicode MS'" style:font-pitch="variable"/>
    <style:font-face style:name="Thryomanes" svg:font-family="Thryomanes" style:font-adornments="Félkövér" style:font-pitch="variable"/>
    <style:font-face style:name="release" svg:font-family="release" style:font-adornments="Normál" style:font-pitch="variable"/>
    <style:font-face style:name="FreeSerif6" svg:font-family="FreeSerif" style:font-family-generic="roman" style:font-pitch="variable"/>
    <style:font-face style:name="FreeSerif5" svg:font-family="FreeSerif" style:font-adornments="Dőlt" style:font-family-generic="roman" style:font-pitch="variable"/>
    <style:font-face style:name="Nimbus Roman No9 L" svg:font-family="'Nimbus Roman No9 L'" style:font-family-generic="roman" style:font-pitch="variable"/>
    <style:font-face style:name="Times" svg:font-family="Times" style:font-adornments="Félkövér"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Dől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hu" style:country-asian="HU"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hu" fo:country="HU" style:font-name-asian="Sans Serif" style:font-size-asian="12pt" style:language-asian="hu" style:country-asian="HU" style:font-name-complex="Tahoma" style:font-size-complex="12pt" style:language-complex="hu" style:country-complex="HU"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keep-together="always"/>
    </style:style>
    <style:style style:name="Text_20_body" style:display-name="Text body" style:family="paragraph" style:parent-style-name="Standard" style:class="text">
      <style:paragraph-properties fo:margin-left="0cm" fo:margin-right="0cm" fo:margin-top="0cm" fo:margin-bottom="0.199cm" fo:text-align="justify" style:justify-single-word="false" fo:widows="2" fo:text-indent="0.199cm" style:auto-text-indent="false"/>
      <style:text-properties style:font-name="FreeSerif" fo:font-size="11pt" fo:font-style="italic"/>
    </style:style>
    <style:style style:name="Text_20_body_20_indent" style:display-name="Text body indent" style:family="paragraph" style:parent-style-name="Text_20_body" style:class="text">
      <style:paragraph-properties fo:margin-left="0.101cm" fo:margin-right="0cm" fo:text-indent="0cm" style:auto-text-indent="false" fo:background-color="transparent">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1.02cm" fo:margin-bottom="1.011cm" fo:break-before="page" fo:background-color="transparent" style:shadow="#808080 -0.18cm 0.18cm">
        <style:drop-cap/>
        <style:background-image/>
      </style:paragraph-properties>
      <style:text-properties fo:font-variant="small-caps" fo:color="#808080" style:font-name="Thryomanes" fo:font-size="150%" style:text-underline-style="none" fo:font-weight="bold" style:font-size-asian="115%" style:font-weight-asian="bold" style:font-size-complex="115%" style:font-weight-complex="bold" style:text-rotation-angle="0" style:text-rotation-scale="line-height" style:text-scale="150%" style:font-relief="none"/>
    </style:style>
    <style:style style:name="Heading_20_2" style:display-name="Heading 2" style:family="paragraph" style:parent-style-name="Heading" style:next-style-name="Text_20_body" style:class="text" style:master-page-name="" style:default-outline-level="2">
      <style:paragraph-properties fo:margin-top="0.72cm" fo:margin-bottom="0.51cm" style:page-number="auto" fo:break-before="auto" fo:break-after="auto" fo:background-color="transparent" style:shadow="#808080 0.18cm 0.18cm">
        <style:tab-stops/>
        <style:background-image/>
      </style:paragraph-properties>
      <style:text-properties style:font-name="Berylium"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margin-top="0.42cm" fo:margin-bottom="0.31cm" style:register-true="false" fo:text-indent="0cm" style:auto-text-indent="false" style:shadow="#808080 -0.079cm 0.079cm"/>
      <style:text-properties style:font-name="Berylium1"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101cm" fo:margin-right="0cm" fo:margin-top="0.55cm" fo:margin-bottom="0.21cm" fo:text-indent="0cm" style:auto-text-indent="false" fo:background-color="transparent" fo:padding="0cm" fo:border="none" style:shadow="#c0c0c0 0.049cm 0.049cm" text:number-lines="false" text:line-number="0">
        <style:tab-stops/>
        <style:background-image/>
      </style:paragraph-properties>
      <style:text-properties style:font-name="FreeSerif1" fo:font-size="9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15cm" fo:margin-right="0cm" fo:margin-top="0.42cm" fo:margin-bottom="0.21cm" fo:hyphenation-ladder-count="no-limit" fo:text-indent="0cm" style:auto-text-indent="false" fo:background-color="transparent" fo:padding="0cm" fo:border-left="none" fo:border-right="none" fo:border-top="none" fo:border-bottom="0.018cm solid #000000" style:shadow="none" text:number-lines="true" text:line-number="0">
        <style:tab-stops/>
        <style:background-image/>
      </style:paragraph-properties>
      <style:text-properties style:font-name="FreeSerif" fo:font-size="90%" fo:font-style="italic" fo:font-weight="normal" style:font-size-asian="85%" style:font-weight-asian="bold" style:font-size-complex="85%" style:font-weight-complex="bold" fo:hyphenate="true" fo:hyphenation-remain-char-count="2" fo:hyphenation-push-char-count="2"/>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style:font-name="release" fo:font-size="7pt" fo:font-weight="normal"/>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FreeSerif2" fo:font-size="16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FreeSerif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FreeSerif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FreeSerif2"/>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FreeSerif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FreeSerif2"/>
    </style:style>
    <style:style style:name="Title" style:family="paragraph" style:parent-style-name="Heading" style:next-style-name="Subtitle" style:class="chapter">
      <style:paragraph-properties fo:text-align="center" style:justify-single-word="false" style:vertical-align="middle">
        <style:tab-stops/>
      </style:paragraph-properties>
      <style:text-properties style:font-name="Mufferaw"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_5b_RPG_5d__20_Szövegtörzs_20_-_20_kiemelt_20_kifejezés" style:display-name="[RPG] Szövegtörzs - kiemelt kifejezés" style:family="paragraph" style:parent-style-name="Text_20_body">
      <style:paragraph-properties fo:background-color="transparent">
        <style:tab-stops/>
        <style:background-image/>
      </style:paragraph-properties>
      <style:text-properties fo:color="#808080" fo:text-shadow="none"/>
    </style:style>
    <style:style style:name="_5b_RPG_5d__20_Táblázattartalom_20_1" style:display-name="[RPG] Táblázattartalom 1" style:family="paragraph" style:parent-style-name="Table_20_Contents">
      <style:paragraph-properties fo:margin-left="0cm" fo:margin-right="0cm" fo:margin-top="0cm" fo:margin-bottom="0cm" fo:text-align="center" style:justify-single-word="false" fo:keep-together="always" fo:text-indent="0cm" style:auto-text-indent="false" fo:background-color="transparent">
        <style:tab-stops/>
        <style:background-image/>
      </style:paragraph-properties>
      <style:text-properties style:font-name="FreeSerif2" fo:font-size="9pt"/>
    </style:style>
    <style:style style:name="_5b_RPG_5d__20_Szabály_20_kiemelés" style:display-name="[RPG] Szabály kiemelés" style:family="paragraph" style:parent-style-name="Table_20_Contents">
      <style:paragraph-properties fo:margin-left="0cm" fo:margin-right="0cm" fo:margin-top="0cm" fo:margin-bottom="0.101cm" fo:text-align="center" style:justify-single-word="false" fo:text-indent="0cm" style:auto-text-indent="false"/>
      <style:text-properties style:font-name="Times" fo:font-size="12pt" fo:font-style="normal" fo:font-weight="bold"/>
    </style:style>
    <style:style style:name="_5b_RPG_5d__20_Felsorolt_20_pont_20_kifejtése" style:display-name="[RPG] Felsorolt pont kifejtése" style:family="paragraph" style:parent-style-name="Text_20_body">
      <style:paragraph-properties fo:margin-left="0.4cm" fo:margin-right="0.4cm" fo:text-indent="0cm" style:auto-text-indent="false"/>
    </style:style>
    <style:style style:name="_5b_RPG_5d__20_Táblázattartalom_20_-_20_fejléc" style:display-name="[RPG] Táblázattartalom - fejléc" style:family="paragraph" style:parent-style-name="_5b_RPG_5d__20_Táblázattartalom_20_1" style:master-page-name="">
      <style:paragraph-properties style:page-number="auto" fo:background-color="transparent" style:vertical-align="middle">
        <style:tab-stops/>
        <style:background-image/>
      </style:paragraph-properties>
      <style:text-properties fo:font-size="9pt" fo:font-weight="bold"/>
    </style:style>
    <style:style style:name="_5b_RPG_5d__20_Szövegtörzs_20_-_20_példaleírás" style:display-name="[RPG] Szövegtörzs - példaleírás" style:family="paragraph" style:parent-style-name="Text_20_body">
      <style:paragraph-properties fo:margin-left="0.3cm" fo:margin-right="0.3cm" fo:margin-top="0cm" fo:margin-bottom="0.409cm" fo:line-height="100%" fo:text-indent="0cm" style:auto-text-indent="false" fo:background-color="transparent">
        <style:tab-stops/>
        <style:background-image/>
      </style:paragraph-properties>
      <style:text-properties style:font-name="FreeSerif" fo:font-size="11pt" fo:font-style="italic"/>
    </style:style>
    <style:style style:name="_5b_RPG_5d__20_Csillagozott_20_magyarázat" style:display-name="[RPG] Csillagozott magyarázat" style:family="paragraph" style:parent-style-name="Text_20_body">
      <style:paragraph-properties fo:margin-top="0cm" fo:margin-bottom="0cm"/>
      <style:text-properties fo:font-size="9pt"/>
    </style:style>
    <style:style style:name="egy" style:family="paragraph" style:parent-style-name="Standard" style:class="text">
      <style:paragraph-properties fo:margin-left="2cm" fo:margin-right="0cm" fo:line-height="150%" fo:text-align="justify" style:justify-single-word="false" fo:orphans="2" fo:widows="2" fo:text-indent="0cm" style:auto-text-indent="false" fo:background-color="transparent">
        <style:tab-stops>
          <style:tab-stop style:position="1.199cm"/>
        </style:tab-stops>
        <style:background-image/>
      </style:paragraph-properties>
      <style:text-properties style:font-name="FreeSerif2"/>
    </style:style>
    <style:style style:name="_5b_RPG_5d__20_képesség" style:display-name="[RPG] képesség" style:family="paragraph" style:parent-style-name="egy">
      <style:paragraph-properties fo:margin-left="2.499cm" fo:margin-right="0cm" fo:text-indent="0cm" style:auto-text-indent="false"/>
      <style:text-properties style:font-name="FreeSerif3" fo:font-style="italic"/>
    </style:style>
    <style:style style:name="_5b_RPG_5d__20_Összefoglalás" style:display-name="[RPG] Összefoglalás" style:family="paragraph" style:parent-style-name="Text_20_body">
      <style:paragraph-properties fo:text-align="start" style:justify-single-word="false" fo:background-color="transparent">
        <style:tab-stops/>
        <style:background-image/>
      </style:paragraph-properties>
      <style:text-properties style:text-underline-style="dot-dot-dash" style:text-underline-width="auto" style:text-underline-color="font-color" fo:font-weight="bold"/>
    </style:style>
    <style:style style:name="kettő" style:family="paragraph" style:parent-style-name="Standard" style:class="text">
      <style:paragraph-properties fo:margin-left="2cm" fo:margin-right="0cm" fo:margin-top="0.6cm" fo:margin-bottom="0.3cm" fo:text-align="justify" style:justify-single-word="false" fo:text-indent="-2cm" style:auto-text-indent="false">
        <style:tab-stops/>
      </style:paragraph-properties>
      <style:text-properties style:font-name="FreeSerif4" fo:font-size="14pt" fo:font-weight="bold"/>
    </style:style>
    <style:style style:name="_5b_RPG_5d__20_Táblázattartalom_20_-_20_saját_20_-_20_1" style:display-name="[RPG] Táblázattartalom - saját - 1" style:family="paragraph" style:parent-style-name="Table_20_Contents">
      <style:paragraph-properties fo:margin-left="0cm" fo:margin-right="0cm" fo:margin-top="0cm" fo:margin-bottom="0cm" fo:text-align="center" style:justify-single-word="false" fo:keep-together="always" fo:text-indent="0cm" style:auto-text-indent="false">
        <style:tab-stops/>
      </style:paragraph-properties>
      <style:text-properties style:font-name="FreeSerif2" fo:font-size="9pt"/>
    </style:style>
    <style:style style:name="_5b_RPG_5d__20_Táblázattartalom_20_-_20_módosítók" style:display-name="[RPG] Táblázattartalom - módosítók" style:family="paragraph" style:parent-style-name="_5b_RPG_5d__20_Táblázattartalom_20_-_20_saját_20_-_20_1">
      <style:paragraph-properties fo:text-align="start" style:justify-single-word="false" fo:background-color="transparent" style:shadow="none" style:vertical-align="middle">
        <style:tab-stops/>
        <style:background-image/>
      </style:paragraph-properties>
      <style:text-properties fo:font-size="9pt"/>
    </style:style>
    <style:style style:name="_5b_RPG_5d__20_Kis_20_megoldandók" style:display-name="[RPG] Kis megoldandók" style:family="paragraph" style:parent-style-name="Text_20_body" style:next-style-name="Text_20_body">
      <style:paragraph-properties fo:background-color="#00dcff">
        <style:background-image/>
      </style:paragraph-properties>
      <style:text-properties fo:font-style="italic" fo:font-weight="bold"/>
    </style:style>
    <style:style style:name="_5b_RPG_5d__20_Táblázattartalom_20_-_20_tulajdonságok" style:display-name="[RPG] Táblázattartalom - tulajdonságok" style:family="paragraph" style:parent-style-name="_5b_RPG_5d__20_Táblázattartalom_20_-_20_saját_20_-_20_1" style:next-style-name="_5b_RPG_5d__20_Táblázattartalom_20_-_20_saját_20_-_20_1">
      <style:paragraph-properties fo:text-align="start" style:justify-single-word="false"/>
      <style:text-properties fo:font-size="8pt"/>
    </style:style>
    <style:style style:name="_5b_RPG_5d__20_Szekciók" style:display-name="[RPG] Szekciók" style:family="paragraph" style:parent-style-name="Text_20_body" style:master-page-name="">
      <style:paragraph-properties style:page-number="auto"/>
      <style:text-properties fo:font-size="14pt" style:text-underline-style="solid" style:text-underline-type="double" style:text-underline-width="auto" style:text-underline-color="font-color" fo:font-weight="bold"/>
    </style:style>
    <style:style style:name="_5b_RPG_5d__20_Képzettség_20_fejléc" style:display-name="[RPG] Képzettség fejléc" style:family="paragraph" style:parent-style-name="Standard">
      <style:paragraph-properties fo:background-color="#ff6633">
        <style:background-image/>
      </style:paragraph-properties>
      <style:text-properties fo:font-size="14pt" fo:font-weight="bold"/>
    </style:style>
    <style:style style:name="_5b_RPG_5d__20_Táblázatfejléc" style:display-name="[RPG] Táblázatfejléc" style:family="paragraph" style:parent-style-name="_5b_RPG_5d__20_Táblázattartalom_20_1">
      <style:paragraph-properties fo:background-color="transparent" style:vertical-align="middle">
        <style:tab-stops/>
        <style:background-image/>
      </style:paragraph-properties>
      <style:text-properties fo:font-weight="bold"/>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Bitstream Vera Sans Mono" style:font-name-asian="Cumberland" style:font-name-complex="Cumberland"/>
    </style:style>
    <style:style style:name="Definition" style:family="text"/>
    <style:style style:name="_5b_RPG_5d_Kiemelt_20_kifejezés" style:display-name="[RPG]Kiemelt kifejezés" style:family="text" style:parent-style-name="Strong_20_Emphasis">
      <style:text-properties fo:background-color="transparent"/>
    </style:style>
    <style:style style:name="_5b_RPG_5d__20_Szürkített" style:display-name="[RPG] Szürkített" style:family="text">
      <style:text-properties fo:color="#b3b3b3" fo:background-color="transparent"/>
    </style:style>
    <style:style style:name="_5b_RPG_5d__20_Áthúzott" style:display-name="[RPG] Áthúzott" style:family="text">
      <style:text-properties style:text-line-through-style="solid" style:text-line-through-width="bold"/>
    </style:style>
    <style:style style:name="_5b_RPG_5d__20_Tulajdonság_5f_megadás" style:display-name="[RPG] Tulajdonság_megadás" style:family="text">
      <style:text-properties fo:font-size="8pt" fo:font-style="italic" fo:background-color="transparent"/>
    </style:style>
    <style:style style:name="_5b_RPG_5d__20_Kiemelt_20_kifejezés" style:display-name="[RPG] Kiemelt kifejezés" style:family="text" style:parent-style-name="Strong_20_Emphasis">
      <style:text-properties fo:background-color="transparen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Strong_20_Emphasis" style:num-suffix="." style:num-format="1">
        <style:list-level-properties text:min-label-distance="0.101cm"/>
      </text:outline-level-style>
      <text:outline-level-style text:level="2" style:num-suffix="." style:num-format="1" text:display-levels="2">
        <style:list-level-properties text:min-label-distance="0.15cm"/>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min-label-distance="0.101cm"/>
      </text:outline-level-style>
      <text:outline-level-style text:level="6" style:num-suffix=". " style:num-format="1" text:display-levels="6">
        <style:list-level-properties/>
      </text:outline-level-style>
      <text:outline-level-style text:level="7" style:num-suffix=". " style:num-format="1" text:display-levels="7">
        <style:list-level-properties/>
      </text:outline-level-style>
      <text:outline-level-style text:level="8" style:num-suffix=". " style:num-format="1" text:display-levels="8">
        <style:list-level-properties/>
      </text:outline-level-style>
      <text:outline-level-style text:level="9" style:num-suffix=". " style:num-format="1" text:display-levels="9">
        <style:list-level-properties/>
      </text:outline-level-style>
      <text:outline-level-style text:level="10" style:num-suffix=". " style:num-format="1" text:display-levels="10">
        <style:list-level-properties/>
      </text:outline-level-style>
    </text:outline-style>
    <text:list-style style:name="Numbering_20_1" style:display-name="Numbering 1">
      <text:list-level-style-number text:level="1" text:style-name="Numbering_20_Symbols" style:num-format="">
        <style:list-level-properties text:min-label-width="0.499cm"/>
      </text:list-level-style-number>
      <text:list-level-style-number text:level="2" text:style-name="Numbering_20_Symbols" style:num-prefix=" " style:num-suffix=". " style:num-format="1" text:display-levels="2">
        <style:list-level-properties text:space-before="0.023cm" text:min-label-width="0.499cm"/>
      </text:list-level-style-number>
      <text:list-level-style-number text:level="3" text:style-name="Numbering_20_Symbols" style:num-prefix=" " style:num-suffix=" " style:num-format="1" text:display-levels="3">
        <style:list-level-properties text:space-before="0.392cm" text:min-label-width="0.499cm"/>
      </text:list-level-style-number>
      <text:list-level-style-number text:level="4" text:style-name="Numbering_20_Symbols" style:num-format="">
        <style:list-level-properties text:space-before="0.31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Bullet_20_Symbols" text:bullet-char="•">
        <style:list-level-properties text:space-before="0.401cm" text:min-label-width="0.4cm"/>
        <style:text-properties style:font-name="StarSymbol"/>
      </text:list-level-style-bullet>
      <text:list-level-style-bullet text:level="2" text:style-name="Bullet_20_Symbols" text:bullet-char="•">
        <style:list-level-properties text:space-before="0.801cm" text:min-label-width="0.4cm"/>
        <style:text-properties style:font-name="StarSymbol"/>
      </text:list-level-style-bullet>
      <text:list-level-style-bullet text:level="3" text:style-name="Bullet_20_Symbols" text:bullet-char="•">
        <style:list-level-properties text:space-before="1.202cm" text:min-label-width="0.4cm"/>
        <style:text-properties style:font-name="StarSymbol"/>
      </text:list-level-style-bullet>
      <text:list-level-style-bullet text:level="4" text:style-name="Bullet_20_Symbols" text:bullet-char="•">
        <style:list-level-properties text:space-before="1.602cm" text:min-label-width="0.4cm"/>
        <style:text-properties style:font-name="StarSymbol"/>
      </text:list-level-style-bullet>
      <text:list-level-style-bullet text:level="5" text:style-name="Bullet_20_Symbols" text:bullet-char="•">
        <style:list-level-properties text:space-before="2.002cm" text:min-label-width="0.4cm"/>
        <style:text-properties style:font-name="StarSymbol"/>
      </text:list-level-style-bullet>
      <text:list-level-style-bullet text:level="6" text:style-name="Bullet_20_Symbols" text:bullet-char="•">
        <style:list-level-properties text:space-before="2.403cm" text:min-label-width="0.4cm"/>
        <style:text-properties style:font-name="StarSymbol"/>
      </text:list-level-style-bullet>
      <text:list-level-style-bullet text:level="7" text:style-name="Bullet_20_Symbols" text:bullet-char="•">
        <style:list-level-properties text:space-before="2.803cm" text:min-label-width="0.4cm"/>
        <style:text-properties style:font-name="StarSymbol"/>
      </text:list-level-style-bullet>
      <text:list-level-style-bullet text:level="8" text:style-name="Bullet_20_Symbols" text:bullet-char="•">
        <style:list-level-properties text:space-before="3.204cm" text:min-label-width="0.4cm"/>
        <style:text-properties style:font-name="StarSymbol"/>
      </text:list-level-style-bullet>
      <text:list-level-style-bullet text:level="9" text:style-name="Bullet_20_Symbols" text:bullet-char="•">
        <style:list-level-properties text:space-before="3.604cm" text:min-label-width="0.4cm"/>
        <style:text-properties style:font-name="StarSymbol"/>
      </text:list-level-style-bullet>
      <text:list-level-style-bullet text:level="10" text:style-name="Bullet_20_Symbols" text:bullet-char="•">
        <style:list-level-properties text:space-before="4.004cm" text:min-label-width="0.4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font-name="Nimbus Sans L"/>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277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KM100</text:p>
      </style:header>
      <style:footer>
        <text:p text:style-name="MP2"><text:page-number text:select-page="current">28</text:page-number></text:p>
      </style:footer>
    </style:master-page>
    <style:master-page style:name="First_20_Page" style:display-name="First Page" style:page-layout-name="Mpm2" style:next-style-name="Standard">
      <style:header>
        <text:p text:style-name="Header"/>
      </style:header>
    </style:master-page>
    <style:master-page style:name="Index" style:page-layout-name="Mpm3">
      <style:header>
        <text:p text:style-name="Header"/>
      </style:header>
      <style:footer>
        <text:p text:style-name="MP2"><text:page-number style:num-format="I" text:select-page="current">XXVIII</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KM100 szabályrendszer</dc:title>
    <dc:subject>Karakteralkotás</dc:subject>
    <dc:creator>Bálint Fekete</dc:creator>
    <dc:date>2009-01-13T17:06:31.64</dc:date>
    <meta:editing-cycles>8</meta:editing-cycles>
    <meta:editing-duration>PT00H38M17S</meta:editing-duration>
    <meta:document-statistic meta:table-count="8" meta:image-count="1" meta:object-count="0" meta:page-count="28" meta:paragraph-count="390" meta:word-count="4057" meta:character-count="29080"/>
    <meta:user-defined meta:name="Info 1"/>
    <meta:user-defined meta:name="Info 2"/>
    <meta:user-defined meta:name="Info 3"/>
    <meta:user-defined meta:name="Info 4"/>
  </office:meta>
</office:document-meta>
</file>